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99.04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153.61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traight road 80m, 2 of 3 positions, fixed Fo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Straight road, 80m, 3 positions, (7,5,5) orientations for (mid, start, en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cemen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The “final” measures are a bit crap since they just measure the uncertainty at stopping time so placing the last placement i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bviously the best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4.2382161144383849e-549'</text:p>
          </table:table-cell>
          <table:table-cell office:value-type="string" calcext:value-type="string">
            <text:p><text:s/>'1.0797011319726204e-547'</text:p>
          </table:table-cell>
          <table:table-cell office:value-type="float" office:value="-8.57636563559694" calcext:value-type="float">
            <text:p>-8.5763656356</text:p>
          </table:table-cell>
          <table:table-cell office:value-type="float" office:value="0.159493314367821" calcext:value-type="float">
            <text:p>0.1594933144</text:p>
          </table:table-cell>
          <table:table-cell office:value-type="float" office:value="1.78866184991838" calcext:value-type="float">
            <text:p>1.7886618499</text:p>
          </table:table-cell>
          <table:table-cell office:value-type="float" office:value="0.0000913407901664377" calcext:value-type="float">
            <text:p>9.13407901664377E-05</text:p>
          </table:table-cell>
          <table:table-cell office:value-type="float" office:value="0.00852855419966305" calcext:value-type="float">
            <text:p>0.0085285542</text:p>
          </table:table-cell>
          <table:table-cell office:value-type="float" office:value="0.00000205455440324501" calcext:value-type="float">
            <text:p>2.05455440324501E-06</text:p>
          </table:table-cell>
          <table:table-cell office:value-type="float" office:value="-847.826118902286" calcext:value-type="float">
            <text:p>-847.8261189023</text:p>
          </table:table-cell>
          <table:table-cell office:value-type="float" office:value="13.5378430299478" calcext:value-type="float">
            <text:p>13.5378430299</text:p>
          </table:table-cell>
          <table:table-cell office:value-type="float" office:value="0.0152981800010506" calcext:value-type="float">
            <text:p>0.0152981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6304657668949948e-546'</text:p>
          </table:table-cell>
          <table:table-cell office:value-type="string" calcext:value-type="string">
            <text:p><text:s/>'4.0389461589780800e-545'</text:p>
          </table:table-cell>
          <table:table-cell office:value-type="float" office:value="-8.69492596982052" calcext:value-type="float">
            <text:p>-8.6949259698</text:p>
          </table:table-cell>
          <table:table-cell office:value-type="float" office:value="0.144660259259438" calcext:value-type="float">
            <text:p>0.1446602593</text:p>
          </table:table-cell>
          <table:table-cell office:value-type="float" office:value="2.1987239498025" calcext:value-type="float">
            <text:p>2.1987239498</text:p>
          </table:table-cell>
          <table:table-cell office:value-type="float" office:value="0.000168653354838951" calcext:value-type="float">
            <text:p>0.0001686534</text:p>
          </table:table-cell>
          <table:table-cell office:value-type="float" office:value="0.00548052489131933" calcext:value-type="float">
            <text:p>0.0054805249</text:p>
          </table:table-cell>
          <table:table-cell office:value-type="float" office:value="0.00000108084607135324" calcext:value-type="float">
            <text:p>1.08084607135324E-06</text:p>
          </table:table-cell>
          <table:table-cell office:value-type="float" office:value="-817.601246782547" calcext:value-type="float">
            <text:p>-817.6012467825</text:p>
          </table:table-cell>
          <table:table-cell office:value-type="float" office:value="15.6219063234924" calcext:value-type="float">
            <text:p>15.6219063235</text:p>
          </table:table-cell>
          <table:table-cell office:value-type="float" office:value="0.0165345243652381" calcext:value-type="float">
            <text:p>0.016534524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4500414819059902e-537'</text:p>
          </table:table-cell>
          <table:table-cell office:value-type="string" calcext:value-type="string">
            <text:p><text:s/>'3.6862129258062411e-536'</text:p>
          </table:table-cell>
          <table:table-cell office:value-type="float" office:value="-8.48204151705255" calcext:value-type="float">
            <text:p>-8.4820415171</text:p>
          </table:table-cell>
          <table:table-cell office:value-type="float" office:value="0.178578180536131" calcext:value-type="float">
            <text:p>0.1785781805</text:p>
          </table:table-cell>
          <table:table-cell office:value-type="float" office:value="2.1506914796473" calcext:value-type="float">
            <text:p>2.1506914796</text:p>
          </table:table-cell>
          <table:table-cell office:value-type="float" office:value="0.000157692502305672" calcext:value-type="float">
            <text:p>0.0001576925</text:p>
          </table:table-cell>
          <table:table-cell office:value-type="float" office:value="0.00767117974803345" calcext:value-type="float">
            <text:p>0.0076711797</text:p>
          </table:table-cell>
          <table:table-cell office:value-type="float" office:value="0.00000180422951961925" calcext:value-type="float">
            <text:p>1.80422951961925E-06</text:p>
          </table:table-cell>
          <table:table-cell office:value-type="float" office:value="-818.393846204144" calcext:value-type="float">
            <text:p>-818.3938462041</text:p>
          </table:table-cell>
          <table:table-cell office:value-type="float" office:value="15.3445001358932" calcext:value-type="float">
            <text:p>15.3445001359</text:p>
          </table:table-cell>
          <table:table-cell office:value-type="float" office:value="0.0168428911543525" calcext:value-type="float">
            <text:p>0.016842891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5.8486829919214742e-534'</text:p>
          </table:table-cell>
          <table:table-cell office:value-type="string" calcext:value-type="string">
            <text:p><text:s/>'1.4832508746933625e-532'</text:p>
          </table:table-cell>
          <table:table-cell office:value-type="float" office:value="-8.47127916364874" calcext:value-type="float">
            <text:p>-8.4712791636</text:p>
          </table:table-cell>
          <table:table-cell office:value-type="float" office:value="0.181528822450615" calcext:value-type="float">
            <text:p>0.1815288225</text:p>
          </table:table-cell>
          <table:table-cell office:value-type="float" office:value="2.08077190861418" calcext:value-type="float">
            <text:p>2.0807719086</text:p>
          </table:table-cell>
          <table:table-cell office:value-type="float" office:value="0.00013392157463419" calcext:value-type="float">
            <text:p>0.0001339216</text:p>
          </table:table-cell>
          <table:table-cell office:value-type="float" office:value="0.0080463921742414" calcext:value-type="float">
            <text:p>0.0080463922</text:p>
          </table:table-cell>
          <table:table-cell office:value-type="float" office:value="0.00000188203395441476" calcext:value-type="float">
            <text:p>0.000001882</text:p>
          </table:table-cell>
          <table:table-cell office:value-type="float" office:value="-824.743975112522" calcext:value-type="float">
            <text:p>-824.7439751125</text:p>
          </table:table-cell>
          <table:table-cell office:value-type="float" office:value="14.6428560405183" calcext:value-type="float">
            <text:p>14.6428560405</text:p>
          </table:table-cell>
          <table:table-cell office:value-type="float" office:value="0.0165739108639071" calcext:value-type="float">
            <text:p>0.016573910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2361109680544577e-536'</text:p>
          </table:table-cell>
          <table:table-cell office:value-type="string" calcext:value-type="string">
            <text:p><text:s/>'4.0214502759631317e-535'</text:p>
          </table:table-cell>
          <table:table-cell office:value-type="float" office:value="-8.49341335025209" calcext:value-type="float">
            <text:p>-8.4934133503</text:p>
          </table:table-cell>
          <table:table-cell office:value-type="float" office:value="0.179641133451078" calcext:value-type="float">
            <text:p>0.1796411335</text:p>
          </table:table-cell>
          <table:table-cell office:value-type="float" office:value="2.18318778554214" calcext:value-type="float">
            <text:p>2.1831877855</text:p>
          </table:table-cell>
          <table:table-cell office:value-type="float" office:value="0.000156127366498317" calcext:value-type="float">
            <text:p>0.0001561274</text:p>
          </table:table-cell>
          <table:table-cell office:value-type="float" office:value="0.00720392833166287" calcext:value-type="float">
            <text:p>0.0072039283</text:p>
          </table:table-cell>
          <table:table-cell office:value-type="float" office:value="0.00000160147918963796" calcext:value-type="float">
            <text:p>1.60147918963796E-06</text:p>
          </table:table-cell>
          <table:table-cell office:value-type="float" office:value="-816.714159567864" calcext:value-type="float">
            <text:p>-816.7141595679</text:p>
          </table:table-cell>
          <table:table-cell office:value-type="float" office:value="15.4009719830188" calcext:value-type="float">
            <text:p>15.400971983</text:p>
          </table:table-cell>
          <table:table-cell office:value-type="float" office:value="0.0170647417675549" calcext:value-type="float">
            <text:p>0.017064741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8.6461053591666987e-537'</text:p>
          </table:table-cell>
          <table:table-cell office:value-type="string" calcext:value-type="string">
            <text:p><text:s/>'2.2026167010181418e-535'</text:p>
          </table:table-cell>
          <table:table-cell office:value-type="float" office:value="-8.39658473860356" calcext:value-type="float">
            <text:p>-8.3965847386</text:p>
          </table:table-cell>
          <table:table-cell office:value-type="float" office:value="0.172716446799734" calcext:value-type="float">
            <text:p>0.1727164468</text:p>
          </table:table-cell>
          <table:table-cell office:value-type="float" office:value="1.94412098368286" calcext:value-type="float">
            <text:p>1.9441209837</text:p>
          </table:table-cell>
          <table:table-cell office:value-type="float" office:value="0.000108357419698926" calcext:value-type="float">
            <text:p>0.0001083574</text:p>
          </table:table-cell>
          <table:table-cell office:value-type="float" office:value="0.0092802261924652" calcext:value-type="float">
            <text:p>0.0092802262</text:p>
          </table:table-cell>
          <table:table-cell office:value-type="float" office:value="0.00000208129915390127" calcext:value-type="float">
            <text:p>2.08129915390127E-06</text:p>
          </table:table-cell>
          <table:table-cell office:value-type="float" office:value="-832.418089972698" calcext:value-type="float">
            <text:p>-832.4180899727</text:p>
          </table:table-cell>
          <table:table-cell office:value-type="float" office:value="14.0103619765449" calcext:value-type="float">
            <text:p>14.0103619765</text:p>
          </table:table-cell>
          <table:table-cell office:value-type="float" office:value="0.0154647445094814" calcext:value-type="float">
            <text:p>0.015464744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6.9387709562637658e-540'</text:p>
          </table:table-cell>
          <table:table-cell office:value-type="string" calcext:value-type="string">
            <text:p><text:s/>'1.7492884950151371e-538'</text:p>
          </table:table-cell>
          <table:table-cell office:value-type="float" office:value="-8.50984807078315" calcext:value-type="float">
            <text:p>-8.5098480708</text:p>
          </table:table-cell>
          <table:table-cell office:value-type="float" office:value="0.172737970948254" calcext:value-type="float">
            <text:p>0.1727379709</text:p>
          </table:table-cell>
          <table:table-cell office:value-type="float" office:value="2.24857885588693" calcext:value-type="float">
            <text:p>2.2485788559</text:p>
          </table:table-cell>
          <table:table-cell office:value-type="float" office:value="0.000164619435247025" calcext:value-type="float">
            <text:p>0.0001646194</text:p>
          </table:table-cell>
          <table:table-cell office:value-type="float" office:value="0.00633035536123519" calcext:value-type="float">
            <text:p>0.0063303554</text:p>
          </table:table-cell>
          <table:table-cell office:value-type="float" office:value="0.00000139886429149608" calcext:value-type="float">
            <text:p>1.39886429149608E-06</text:p>
          </table:table-cell>
          <table:table-cell office:value-type="float" office:value="-810.211399717178" calcext:value-type="float">
            <text:p>-810.2113997172</text:p>
          </table:table-cell>
          <table:table-cell office:value-type="float" office:value="15.1833764844138" calcext:value-type="float">
            <text:p>15.1833764844</text:p>
          </table:table-cell>
          <table:table-cell office:value-type="float" office:value="0.0169729355681562" calcext:value-type="float">
            <text:p>0.016972935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 Start Posit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4203248658874360e-534'</text:p>
          </table:table-cell>
          <table:table-cell office:value-type="string" calcext:value-type="string">
            <text:p><text:s/>'6.1658930769986807e-533'</text:p>
          </table:table-cell>
          <table:table-cell office:value-type="float" office:value="-8.19328841568229" calcext:value-type="float">
            <text:p>-8.1932884157</text:p>
          </table:table-cell>
          <table:table-cell office:value-type="float" office:value="0.12035780089931" calcext:value-type="float">
            <text:p>0.1203578009</text:p>
          </table:table-cell>
          <table:table-cell office:value-type="float" office:value="1.62805923357142" calcext:value-type="float">
            <text:p>1.6280592336</text:p>
          </table:table-cell>
          <table:table-cell office:value-type="float" office:value="0.0000963505581715453" calcext:value-type="float">
            <text:p>9.63505581715453E-05</text:p>
          </table:table-cell>
          <table:table-cell office:value-type="float" office:value="0.0221026032474632" calcext:value-type="float">
            <text:p>0.0221026032</text:p>
          </table:table-cell>
          <table:table-cell office:value-type="float" office:value="0.00000417560869375765" calcext:value-type="float">
            <text:p>4.17560869375765E-06</text:p>
          </table:table-cell>
          <table:table-cell office:value-type="float" office:value="-895.535780556678" calcext:value-type="float">
            <text:p>-895.5357805567</text:p>
          </table:table-cell>
          <table:table-cell office:value-type="float" office:value="15.4228205941157" calcext:value-type="float">
            <text:p>15.4228205941</text:p>
          </table:table-cell>
          <table:table-cell office:value-type="float" office:value="0.0155077572976921" calcext:value-type="float">
            <text:p>0.015507757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3.9817843408384724e-537'</text:p>
          </table:table-cell>
          <table:table-cell office:value-type="string" calcext:value-type="string">
            <text:p><text:s/>'1.0143769246051845e-535'</text:p>
          </table:table-cell>
          <table:table-cell office:value-type="float" office:value="-8.17852018334467" calcext:value-type="float">
            <text:p>-8.1785201833</text:p>
          </table:table-cell>
          <table:table-cell office:value-type="float" office:value="0.120168234038656" calcext:value-type="float">
            <text:p>0.120168234</text:p>
          </table:table-cell>
          <table:table-cell office:value-type="float" office:value="1.60400286352821" calcext:value-type="float">
            <text:p>1.6040028635</text:p>
          </table:table-cell>
          <table:table-cell office:value-type="float" office:value="0.0000984578444779113" calcext:value-type="float">
            <text:p>9.84578444779113E-05</text:p>
          </table:table-cell>
          <table:table-cell office:value-type="float" office:value="0.0234119280052362" calcext:value-type="float">
            <text:p>0.023411928</text:p>
          </table:table-cell>
          <table:table-cell office:value-type="float" office:value="0.00000482778495063323" calcext:value-type="float">
            <text:p>4.82778495063323E-06</text:p>
          </table:table-cell>
          <table:table-cell table:style-name="ce5" office:value-type="float" office:value="-901.901988993799" calcext:value-type="float">
            <text:p>-901.9019889938</text:p>
          </table:table-cell>
          <table:table-cell office:value-type="float" office:value="14.4606242876633" calcext:value-type="float">
            <text:p>14.4606242877</text:p>
          </table:table-cell>
          <table:table-cell office:value-type="float" office:value="0.0144812717156215" calcext:value-type="float">
            <text:p>0.014481271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8.9541008796044406e-540'</text:p>
          </table:table-cell>
          <table:table-cell office:value-type="string" calcext:value-type="string">
            <text:p><text:s/>'2.2727766251143193e-538'</text:p>
          </table:table-cell>
          <table:table-cell office:value-type="float" office:value="-8.19711061554573" calcext:value-type="float">
            <text:p>-8.1971106155</text:p>
          </table:table-cell>
          <table:table-cell office:value-type="float" office:value="0.127719757900291" calcext:value-type="float">
            <text:p>0.1277197579</text:p>
          </table:table-cell>
          <table:table-cell office:value-type="float" office:value="1.64846048870384" calcext:value-type="float">
            <text:p>1.6484604887</text:p>
          </table:table-cell>
          <table:table-cell office:value-type="float" office:value="0.0000898881375872246" calcext:value-type="float">
            <text:p>8.98881375872246E-05</text:p>
          </table:table-cell>
          <table:table-cell office:value-type="float" office:value="0.0206317996649736" calcext:value-type="float">
            <text:p>0.0206317997</text:p>
          </table:table-cell>
          <table:table-cell office:value-type="float" office:value="0.00000395816664053619" calcext:value-type="float">
            <text:p>3.95816664053619E-06</text:p>
          </table:table-cell>
          <table:table-cell office:value-type="float" office:value="-889.322811491849" calcext:value-type="float">
            <text:p>-889.3228114918</text:p>
          </table:table-cell>
          <table:table-cell office:value-type="float" office:value="15.2011828892592" calcext:value-type="float">
            <text:p>15.2011828893</text:p>
          </table:table-cell>
          <table:table-cell table:style-name="ce5" office:value-type="float" office:value="0.0142892568042842" calcext:value-type="float">
            <text:p>0.014289256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<text:s/>'1.9481766977628790e-550'</text:p>
          </table:table-cell>
          <table:table-cell table:style-name="ce2" office:value-type="string" calcext:value-type="string">
            <text:p><text:s/>'3.5109315918092369e-549'</text:p>
          </table:table-cell>
          <table:table-cell table:style-name="ce2" office:value-type="float" office:value="-8.39082876937417" calcext:value-type="float">
            <text:p>-8.3908287694</text:p>
          </table:table-cell>
          <table:table-cell table:style-name="ce2" office:value-type="float" office:value="0.110408209445644" calcext:value-type="float">
            <text:p>0.1104082094</text:p>
          </table:table-cell>
          <table:table-cell table:style-name="ce4" office:value-type="float" office:value="1.57732442520473" calcext:value-type="float">
            <text:p>1.5773244252</text:p>
          </table:table-cell>
          <table:table-cell table:style-name="ce2" office:value-type="float" office:value="0.0000781056682031693" calcext:value-type="float">
            <text:p>7.81056682031693E-05</text:p>
          </table:table-cell>
          <table:table-cell table:style-name="ce2" office:value-type="float" office:value="0.0156485518155863" calcext:value-type="float">
            <text:p>0.0156485518</text:p>
          </table:table-cell>
          <table:table-cell table:style-name="ce2" office:value-type="float" office:value="0.00000283559575446825" calcext:value-type="float">
            <text:p>2.83559575446825E-06</text:p>
          </table:table-cell>
          <table:table-cell table:style-name="ce2" office:value-type="float" office:value="-894.170421907622" calcext:value-type="float">
            <text:p>-894.1704219076</text:p>
          </table:table-cell>
          <table:table-cell table:style-name="ce2" office:value-type="float" office:value="15.2991300365465" calcext:value-type="float">
            <text:p>15.2991300365</text:p>
          </table:table-cell>
          <table:table-cell table:style-name="ce2" office:value-type="float" office:value="0.0151075531574414" calcext:value-type="float">
            <text:p>0.01510755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8.7330286630738781e-538'</text:p>
          </table:table-cell>
          <table:table-cell office:value-type="string" calcext:value-type="string">
            <text:p><text:s/>'2.2247725376215640e-536'</text:p>
          </table:table-cell>
          <table:table-cell office:value-type="float" office:value="-8.22657963974051" calcext:value-type="float">
            <text:p>-8.2265796397</text:p>
          </table:table-cell>
          <table:table-cell office:value-type="float" office:value="0.117899729273018" calcext:value-type="float">
            <text:p>0.1178997293</text:p>
          </table:table-cell>
          <table:table-cell office:value-type="float" office:value="1.65796726192191" calcext:value-type="float">
            <text:p>1.6579672619</text:p>
          </table:table-cell>
          <table:table-cell office:value-type="float" office:value="0.0000800779299303925" calcext:value-type="float">
            <text:p>8.00779299303925E-05</text:p>
          </table:table-cell>
          <table:table-cell office:value-type="float" office:value="0.0178570229598991" calcext:value-type="float">
            <text:p>0.017857023</text:p>
          </table:table-cell>
          <table:table-cell office:value-type="float" office:value="0.00000326049218333275" calcext:value-type="float">
            <text:p>3.26049218333275E-06</text:p>
          </table:table-cell>
          <table:table-cell office:value-type="float" office:value="-880.643940475535" calcext:value-type="float">
            <text:p>-880.6439404755</text:p>
          </table:table-cell>
          <table:table-cell office:value-type="float" office:value="14.6288064052124" calcext:value-type="float">
            <text:p>14.6288064052</text:p>
          </table:table-cell>
          <table:table-cell office:value-type="float" office:value="0.0147423416194821" calcext:value-type="float">
            <text:p>0.014742341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 End Positi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2487902459442757e-532'</text:p>
          </table:table-cell>
          <table:table-cell office:value-type="string" calcext:value-type="string">
            <text:p><text:s/>'3.1813528941604729e-531'</text:p>
          </table:table-cell>
          <table:table-cell office:value-type="float" office:value="-8.76911168036661" calcext:value-type="float">
            <text:p>-8.7691116804</text:p>
          </table:table-cell>
          <table:table-cell office:value-type="float" office:value="0.211974869959423" calcext:value-type="float">
            <text:p>0.21197487</text:p>
          </table:table-cell>
          <table:table-cell office:value-type="float" office:value="3.08492813915043" calcext:value-type="float">
            <text:p>3.0849281392</text:p>
          </table:table-cell>
          <table:table-cell office:value-type="float" office:value="0.000308891955568563" calcext:value-type="float">
            <text:p>0.000308892</text:p>
          </table:table-cell>
          <table:table-cell office:value-type="float" office:value="0.00308161107285479" calcext:value-type="float">
            <text:p>0.0030816111</text:p>
          </table:table-cell>
          <table:table-cell office:value-type="float" office:value="0.00000104761516001387" calcext:value-type="float">
            <text:p>1.04761516001387E-06</text:p>
          </table:table-cell>
          <table:table-cell office:value-type="float" office:value="-758.525696944451" calcext:value-type="float">
            <text:p>-758.5256969445</text:p>
          </table:table-cell>
          <table:table-cell office:value-type="float" office:value="14.9901651314462" calcext:value-type="float">
            <text:p>14.9901651314</text:p>
          </table:table-cell>
          <table:table-cell office:value-type="float" office:value="0.0213375080816389" calcext:value-type="float">
            <text:p>0.021337508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4046369150686525e-531'</text:p>
          </table:table-cell>
          <table:table-cell office:value-type="string" calcext:value-type="string">
            <text:p><text:s/>'4.4296336269882480e-530'</text:p>
          </table:table-cell>
          <table:table-cell office:value-type="float" office:value="-8.73313249618062" calcext:value-type="float">
            <text:p>-8.7331324962</text:p>
          </table:table-cell>
          <table:table-cell office:value-type="float" office:value="0.227744863361363" calcext:value-type="float">
            <text:p>0.2277448634</text:p>
          </table:table-cell>
          <table:table-cell office:value-type="float" office:value="2.9929623972658" calcext:value-type="float">
            <text:p>2.9929623973</text:p>
          </table:table-cell>
          <table:table-cell office:value-type="float" office:value="0.000292593739063119" calcext:value-type="float">
            <text:p>0.0002925937</text:p>
          </table:table-cell>
          <table:table-cell office:value-type="float" office:value="0.00330233121427032" calcext:value-type="float">
            <text:p>0.0033023312</text:p>
          </table:table-cell>
          <table:table-cell office:value-type="float" office:value="0.00000122090042167298" calcext:value-type="float">
            <text:p>1.22090042167298E-06</text:p>
          </table:table-cell>
          <table:table-cell office:value-type="float" office:value="-763.354472325237" calcext:value-type="float">
            <text:p>-763.3544723252</text:p>
          </table:table-cell>
          <table:table-cell office:value-type="float" office:value="14.5453705439885" calcext:value-type="float">
            <text:p>14.545370544</text:p>
          </table:table-cell>
          <table:table-cell office:value-type="float" office:value="0.0215258304177103" calcext:value-type="float">
            <text:p>0.021525830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4.1343300547638776e-533'</text:p>
          </table:table-cell>
          <table:table-cell office:value-type="string" calcext:value-type="string">
            <text:p><text:s/>'1.0532403602609093e-531'</text:p>
          </table:table-cell>
          <table:table-cell office:value-type="float" office:value="-8.75966252640835" calcext:value-type="float">
            <text:p>-8.7596625264</text:p>
          </table:table-cell>
          <table:table-cell office:value-type="float" office:value="0.218812993328711" calcext:value-type="float">
            <text:p>0.2188129933</text:p>
          </table:table-cell>
          <table:table-cell office:value-type="float" office:value="3.16554831697612" calcext:value-type="float">
            <text:p>3.165548317</text:p>
          </table:table-cell>
          <table:table-cell office:value-type="float" office:value="0.000351268400232357" calcext:value-type="float">
            <text:p>0.0003512684</text:p>
          </table:table-cell>
          <table:table-cell table:style-name="ce4" office:value-type="float" office:value="0.0030459118486436" calcext:value-type="float">
            <text:p>0.0030459118</text:p>
          </table:table-cell>
          <table:table-cell office:value-type="float" office:value="0.00000102222560080388" calcext:value-type="float">
            <text:p>1.02222560080388E-06</text:p>
          </table:table-cell>
          <table:table-cell office:value-type="float" office:value="-754.978685188442" calcext:value-type="float">
            <text:p>-754.9786851884</text:p>
          </table:table-cell>
          <table:table-cell office:value-type="float" office:value="16.3616906057283" calcext:value-type="float">
            <text:p>16.3616906057</text:p>
          </table:table-cell>
          <table:table-cell office:value-type="float" office:value="0.022808629480412" calcext:value-type="float">
            <text:p>0.022808629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6.5174355423538832e-544'</text:p>
          </table:table-cell>
          <table:table-cell office:value-type="string" calcext:value-type="string">
            <text:p><text:s/>'1.6552218810941434e-542'</text:p>
          </table:table-cell>
          <table:table-cell table:style-name="ce4" office:value-type="float" office:value="-8.84261403496516" calcext:value-type="float">
            <text:p>-8.842614035</text:p>
          </table:table-cell>
          <table:table-cell office:value-type="float" office:value="0.220975335010749" calcext:value-type="float">
            <text:p>0.220975335</text:p>
          </table:table-cell>
          <table:table-cell office:value-type="float" office:value="2.56628516293389" calcext:value-type="float">
            <text:p>2.5662851629</text:p>
          </table:table-cell>
          <table:table-cell office:value-type="float" office:value="0.000217137535853354" calcext:value-type="float">
            <text:p>0.0002171375</text:p>
          </table:table-cell>
          <table:table-cell office:value-type="float" office:value="0.00334839525500681" calcext:value-type="float">
            <text:p>0.0033483953</text:p>
          </table:table-cell>
          <table:table-cell office:value-type="float" office:value="0.00000470712072533229" calcext:value-type="float">
            <text:p>4.70712072533229E-06</text:p>
          </table:table-cell>
          <table:table-cell office:value-type="float" office:value="-781.624654057181" calcext:value-type="float">
            <text:p>-781.6246540572</text:p>
          </table:table-cell>
          <table:table-cell office:value-type="float" office:value="14.6124258578907" calcext:value-type="float">
            <text:p>14.6124258579</text:p>
          </table:table-cell>
          <table:table-cell office:value-type="float" office:value="0.0184336644147371" calcext:value-type="float">
            <text:p>0.018433664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1.1402605083073140e-540'</text:p>
          </table:table-cell>
          <table:table-cell office:value-type="string" calcext:value-type="string">
            <text:p><text:s/>'2.8998326935723770e-539'</text:p>
          </table:table-cell>
          <table:table-cell office:value-type="float" office:value="-8.68308112604498" calcext:value-type="float">
            <text:p>-8.683081126</text:p>
          </table:table-cell>
          <table:table-cell office:value-type="float" office:value="0.215466765126731" calcext:value-type="float">
            <text:p>0.2154667651</text:p>
          </table:table-cell>
          <table:table-cell office:value-type="float" office:value="2.74487551243546" calcext:value-type="float">
            <text:p>2.7448755124</text:p>
          </table:table-cell>
          <table:table-cell office:value-type="float" office:value="0.000252886122415605" calcext:value-type="float">
            <text:p>0.0002528861</text:p>
          </table:table-cell>
          <table:table-cell office:value-type="float" office:value="0.00365101860430578" calcext:value-type="float">
            <text:p>0.0036510186</text:p>
          </table:table-cell>
          <table:table-cell office:value-type="float" office:value="0.00000125107076388019" calcext:value-type="float">
            <text:p>1.25107076388019E-06</text:p>
          </table:table-cell>
          <table:table-cell office:value-type="float" office:value="-774.185912466101" calcext:value-type="float">
            <text:p>-774.1859124661</text:p>
          </table:table-cell>
          <table:table-cell office:value-type="float" office:value="15.3279340271359" calcext:value-type="float">
            <text:p>15.3279340271</text:p>
          </table:table-cell>
          <table:table-cell office:value-type="float" office:value="0.0205483848177942" calcext:value-type="float">
            <text:p>0.020548384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lacement 2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  <table:table-cell table:number-columns-repeated="100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7.3633784159274698e-560'</text:p>
          </table:table-cell>
          <table:table-cell office:value-type="string" calcext:value-type="string">
            <text:p><text:s/>'1.7809139944598426e-558'</text:p>
          </table:table-cell>
          <table:table-cell office:value-type="float" office:value="-9.02223169944733" calcext:value-type="float">
            <text:p>-9.0222316994</text:p>
          </table:table-cell>
          <table:table-cell office:value-type="float" office:value="0.138676533245754" calcext:value-type="float">
            <text:p>0.1386765332</text:p>
          </table:table-cell>
          <table:table-cell office:value-type="float" office:value="1.42948658142636" calcext:value-type="float">
            <text:p>1.4294865814</text:p>
          </table:table-cell>
          <table:table-cell office:value-type="float" office:value="0.0000858297448329795" calcext:value-type="float">
            <text:p>8.58297448329795E-05</text:p>
          </table:table-cell>
          <table:table-cell office:value-type="float" office:value="0.00759957386556922" calcext:value-type="float">
            <text:p>0.0075995739</text:p>
          </table:table-cell>
          <table:table-cell office:value-type="float" office:value="0.000001790725668183" calcext:value-type="float">
            <text:p>1.790725668183E-06</text:p>
          </table:table-cell>
          <table:table-cell office:value-type="float" office:value="-915.583273495818" calcext:value-type="float">
            <text:p>-915.5832734958</text:p>
          </table:table-cell>
          <table:table-cell office:value-type="float" office:value="16.2917718291308" calcext:value-type="float">
            <text:p>16.2917718291</text:p>
          </table:table-cell>
          <table:table-cell office:value-type="float" office:value="0.0126074816161341" calcext:value-type="float">
            <text:p>0.012607481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5.0659511078093705e-564'</text:p>
          </table:table-cell>
          <table:table-cell office:value-type="string" calcext:value-type="string">
            <text:p><text:s/>'1.2749722372716716e-562'</text:p>
          </table:table-cell>
          <table:table-cell office:value-type="float" office:value="-9.38866325891988" calcext:value-type="float">
            <text:p>-9.3886632589</text:p>
          </table:table-cell>
          <table:table-cell office:value-type="float" office:value="0.118614000806443" calcext:value-type="float">
            <text:p>0.1186140008</text:p>
          </table:table-cell>
          <table:table-cell table:style-name="ce5" office:value-type="float" office:value="1.39138138849568" calcext:value-type="float">
            <text:p>1.3913813885</text:p>
          </table:table-cell>
          <table:table-cell office:value-type="float" office:value="0.0000948303835956078" calcext:value-type="float">
            <text:p>9.48303835956078E-05</text:p>
          </table:table-cell>
          <table:table-cell office:value-type="float" office:value="0.00446229720122328" calcext:value-type="float">
            <text:p>0.0044622972</text:p>
          </table:table-cell>
          <table:table-cell office:value-type="float" office:value="0.00000097116419371976" calcext:value-type="float">
            <text:p>9.7116419371976E-07</text:p>
          </table:table-cell>
          <table:table-cell office:value-type="float" office:value="-922.213835481169" calcext:value-type="float">
            <text:p>-922.2138354812</text:p>
          </table:table-cell>
          <table:table-cell office:value-type="float" office:value="17.095469713808" calcext:value-type="float">
            <text:p>17.0954697138</text:p>
          </table:table-cell>
          <table:table-cell office:value-type="float" office:value="0.0127289702772716" calcext:value-type="float">
            <text:p>0.012728970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3.0961974088904327e-562'</text:p>
          </table:table-cell>
          <table:table-cell office:value-type="string" calcext:value-type="string">
            <text:p><text:s/>'5.6041105223842767e-561'</text:p>
          </table:table-cell>
          <table:table-cell office:value-type="float" office:value="-9.17930847527787" calcext:value-type="float">
            <text:p>-9.1793084753</text:p>
          </table:table-cell>
          <table:table-cell office:value-type="float" office:value="0.127096269159046" calcext:value-type="float">
            <text:p>0.1270962692</text:p>
          </table:table-cell>
          <table:table-cell office:value-type="float" office:value="1.41092680711449" calcext:value-type="float">
            <text:p>1.4109268071</text:p>
          </table:table-cell>
          <table:table-cell office:value-type="float" office:value="0.0000811932656862145" calcext:value-type="float">
            <text:p>8.11932656862145E-05</text:p>
          </table:table-cell>
          <table:table-cell office:value-type="float" office:value="0.00645604285914762" calcext:value-type="float">
            <text:p>0.0064560429</text:p>
          </table:table-cell>
          <table:table-cell office:value-type="float" office:value="0.00000150170166261442" calcext:value-type="float">
            <text:p>1.50170166261442E-06</text:p>
          </table:table-cell>
          <table:table-cell office:value-type="float" office:value="-919.587586232905" calcext:value-type="float">
            <text:p>-919.5875862329</text:p>
          </table:table-cell>
          <table:table-cell office:value-type="float" office:value="14.7503188927001" calcext:value-type="float">
            <text:p>14.7503188927</text:p>
          </table:table-cell>
          <table:table-cell office:value-type="float" office:value="0.0124066325193551" calcext:value-type="float">
            <text:p>0.01240663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8.3565223630084695e-564'</text:p>
          </table:table-cell>
          <table:table-cell office:value-type="string" calcext:value-type="string">
            <text:p><text:s/>'2.0812350002171147e-562'</text:p>
          </table:table-cell>
          <table:table-cell office:value-type="float" office:value="-9.14888738728981" calcext:value-type="float">
            <text:p>-9.1488873873</text:p>
          </table:table-cell>
          <table:table-cell office:value-type="float" office:value="0.134336326052889" calcext:value-type="float">
            <text:p>0.1343363261</text:p>
          </table:table-cell>
          <table:table-cell office:value-type="float" office:value="1.39823790759704" calcext:value-type="float">
            <text:p>1.3982379076</text:p>
          </table:table-cell>
          <table:table-cell office:value-type="float" office:value="0.0000863076959435056" calcext:value-type="float">
            <text:p>8.63076959435056E-05</text:p>
          </table:table-cell>
          <table:table-cell office:value-type="float" office:value="0.00675309012325716" calcext:value-type="float">
            <text:p>0.0067530901</text:p>
          </table:table-cell>
          <table:table-cell office:value-type="float" office:value="0.00000169789284049162" calcext:value-type="float">
            <text:p>1.69789284049162E-06</text:p>
          </table:table-cell>
          <table:table-cell table:style-name="ce1" office:value-type="float" office:value="-930.041425404017" calcext:value-type="float">
            <text:p>-930.041425404</text:p>
          </table:table-cell>
          <table:table-cell office:value-type="float" office:value="16.9633044418523" calcext:value-type="float">
            <text:p>16.9633044419</text:p>
          </table:table-cell>
          <table:table-cell office:value-type="float" office:value="0.0123274434479896" calcext:value-type="float">
            <text:p>0.012327443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3637149825980403e-561'</text:p>
          </table:table-cell>
          <table:table-cell office:value-type="string" calcext:value-type="string">
            <text:p><text:s/>'6.0216758208466522e-560'</text:p>
          </table:table-cell>
          <table:table-cell office:value-type="float" office:value="-9.20258896205606" calcext:value-type="float">
            <text:p>-9.2025889621</text:p>
          </table:table-cell>
          <table:table-cell office:value-type="float" office:value="0.13455736678135" calcext:value-type="float">
            <text:p>0.1345573668</text:p>
          </table:table-cell>
          <table:table-cell office:value-type="float" office:value="1.3916129724135" calcext:value-type="float">
            <text:p>1.3916129724</text:p>
          </table:table-cell>
          <table:table-cell office:value-type="float" office:value="0.0000775338073060773" calcext:value-type="float">
            <text:p>7.75338073060773E-05</text:p>
          </table:table-cell>
          <table:table-cell office:value-type="float" office:value="0.00600295269804412" calcext:value-type="float">
            <text:p>0.0060029527</text:p>
          </table:table-cell>
          <table:table-cell office:value-type="float" office:value="0.00000143096452687099" calcext:value-type="float">
            <text:p>0.000001431</text:p>
          </table:table-cell>
          <table:table-cell table:style-name="ce8" office:value-type="float" office:value="-928.501055451971" calcext:value-type="float">
            <text:p>-928.501055452</text:p>
          </table:table-cell>
          <table:table-cell office:value-type="float" office:value="15.4710768380864" calcext:value-type="float">
            <text:p>15.4710768381</text:p>
          </table:table-cell>
          <table:table-cell table:style-name="ce1" office:value-type="float" office:value="0.0114140425157329" calcext:value-type="float">
            <text:p>0.01141404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5.1428535841904671e-554'</text:p>
          </table:table-cell>
          <table:table-cell office:value-type="string" calcext:value-type="string">
            <text:p><text:s/>'1.3093996879316152e-552'</text:p>
          </table:table-cell>
          <table:table-cell office:value-type="float" office:value="-9.03285086679796" calcext:value-type="float">
            <text:p>-9.0328508668</text:p>
          </table:table-cell>
          <table:table-cell office:value-type="float" office:value="0.134935928323305" calcext:value-type="float">
            <text:p>0.1349359283</text:p>
          </table:table-cell>
          <table:table-cell office:value-type="float" office:value="1.42289557915702" calcext:value-type="float">
            <text:p>1.4228955792</text:p>
          </table:table-cell>
          <table:table-cell office:value-type="float" office:value="0.0000772710439932194" calcext:value-type="float">
            <text:p>0.000077271</text:p>
          </table:table-cell>
          <table:table-cell office:value-type="float" office:value="0.00799634219733547" calcext:value-type="float">
            <text:p>0.0079963422</text:p>
          </table:table-cell>
          <table:table-cell office:value-type="float" office:value="0.00000187933230955513" calcext:value-type="float">
            <text:p>1.87933230955513E-06</text:p>
          </table:table-cell>
          <table:table-cell office:value-type="float" office:value="-922.084957651851" calcext:value-type="float">
            <text:p>-922.0849576519</text:p>
          </table:table-cell>
          <table:table-cell office:value-type="float" office:value="15.1041664534119" calcext:value-type="float">
            <text:p>15.1041664534</text:p>
          </table:table-cell>
          <table:table-cell office:value-type="float" office:value="0.0125509128698108" calcext:value-type="float">
            <text:p>0.012550912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6.6600076287978700e-553'</text:p>
          </table:table-cell>
          <table:table-cell office:value-type="string" calcext:value-type="string">
            <text:p><text:s/>'1.6966688052932863e-551'</text:p>
          </table:table-cell>
          <table:table-cell office:value-type="float" office:value="-9.26281645079733" calcext:value-type="float">
            <text:p>-9.2628164508</text:p>
          </table:table-cell>
          <table:table-cell office:value-type="float" office:value="0.130037180015857" calcext:value-type="float">
            <text:p>0.13003718</text:p>
          </table:table-cell>
          <table:table-cell office:value-type="float" office:value="1.40714544547599" calcext:value-type="float">
            <text:p>1.4071454455</text:p>
          </table:table-cell>
          <table:table-cell office:value-type="float" office:value="0.000084969047898321" calcext:value-type="float">
            <text:p>0.000084969</text:p>
          </table:table-cell>
          <table:table-cell office:value-type="float" office:value="0.00518726341145841" calcext:value-type="float">
            <text:p>0.0051872634</text:p>
          </table:table-cell>
          <table:table-cell office:value-type="float" office:value="0.0000011948139909304" calcext:value-type="float">
            <text:p>1.1948139909304E-06</text:p>
          </table:table-cell>
          <table:table-cell office:value-type="float" office:value="-917.994253030123" calcext:value-type="float">
            <text:p>-917.9942530301</text:p>
          </table:table-cell>
          <table:table-cell office:value-type="float" office:value="15.7989594603616" calcext:value-type="float">
            <text:p>15.7989594604</text:p>
          </table:table-cell>
          <table:table-cell office:value-type="float" office:value="0.0131757151011368" calcext:value-type="float">
            <text:p>0.013175715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 End Positi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5.2471418923944286e-553'</text:p>
          </table:table-cell>
          <table:table-cell office:value-type="string" calcext:value-type="string">
            <text:p><text:s/>'1.3357190122758159e-551'</text:p>
          </table:table-cell>
          <table:table-cell office:value-type="float" office:value="-9.67100912177106" calcext:value-type="float">
            <text:p>-9.6710091218</text:p>
          </table:table-cell>
          <table:table-cell office:value-type="float" office:value="0.162800239842308" calcext:value-type="float">
            <text:p>0.1628002398</text:p>
          </table:table-cell>
          <table:table-cell office:value-type="float" office:value="1.46107231498987" calcext:value-type="float">
            <text:p>1.461072315</text:p>
          </table:table-cell>
          <table:table-cell office:value-type="float" office:value="0.000115813600090645" calcext:value-type="float">
            <text:p>0.0001158136</text:p>
          </table:table-cell>
          <table:table-cell office:value-type="float" office:value="0.0024133041754062" calcext:value-type="float">
            <text:p>0.0024133042</text:p>
          </table:table-cell>
          <table:table-cell office:value-type="float" office:value="0.000000765787931559342" calcext:value-type="float">
            <text:p>7.65787931559342E-07</text:p>
          </table:table-cell>
          <table:table-cell office:value-type="float" office:value="-905.992020038973" calcext:value-type="float">
            <text:p>-905.992020039</text:p>
          </table:table-cell>
          <table:table-cell office:value-type="float" office:value="20.1974954690112" calcext:value-type="float">
            <text:p>20.197495469</text:p>
          </table:table-cell>
          <table:table-cell office:value-type="float" office:value="0.0136681625168138" calcext:value-type="float">
            <text:p>0.01366816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3.1819660860390173e-556'</text:p>
          </table:table-cell>
          <table:table-cell office:value-type="string" calcext:value-type="string">
            <text:p><text:s/>'8.1062108041678402e-555'</text:p>
          </table:table-cell>
          <table:table-cell office:value-type="float" office:value="-9.63855725097858" calcext:value-type="float">
            <text:p>-9.638557251</text:p>
          </table:table-cell>
          <table:table-cell office:value-type="float" office:value="0.167467826835635" calcext:value-type="float">
            <text:p>0.1674678268</text:p>
          </table:table-cell>
          <table:table-cell office:value-type="float" office:value="1.44295984549426" calcext:value-type="float">
            <text:p>1.4429598455</text:p>
          </table:table-cell>
          <table:table-cell office:value-type="float" office:value="0.0000964098376421036" calcext:value-type="float">
            <text:p>9.64098376421036E-05</text:p>
          </table:table-cell>
          <table:table-cell office:value-type="float" office:value="0.00253912464702673" calcext:value-type="float">
            <text:p>0.0025391246</text:p>
          </table:table-cell>
          <table:table-cell office:value-type="float" office:value="0.000000819673009489408" calcext:value-type="float">
            <text:p>8.19673009489408E-07</text:p>
          </table:table-cell>
          <table:table-cell office:value-type="float" office:value="-910.559547777184" calcext:value-type="float">
            <text:p>-910.5595477772</text:p>
          </table:table-cell>
          <table:table-cell office:value-type="float" office:value="16.7984452496911" calcext:value-type="float">
            <text:p>16.7984452497</text:p>
          </table:table-cell>
          <table:table-cell office:value-type="float" office:value="0.0143835526887499" calcext:value-type="float">
            <text:p>0.014383552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5841956601764125e-559'</text:p>
          </table:table-cell>
          <table:table-cell office:value-type="string" calcext:value-type="string">
            <text:p><text:s/>'4.0245814395616761e-558'</text:p>
          </table:table-cell>
          <table:table-cell office:value-type="float" office:value="-9.69456267761833" calcext:value-type="float">
            <text:p>-9.6945626776</text:p>
          </table:table-cell>
          <table:table-cell office:value-type="float" office:value="0.167557869434561" calcext:value-type="float">
            <text:p>0.1675578694</text:p>
          </table:table-cell>
          <table:table-cell office:value-type="float" office:value="1.47230414011688" calcext:value-type="float">
            <text:p>1.4723041401</text:p>
          </table:table-cell>
          <table:table-cell office:value-type="float" office:value="0.000106779485841525" calcext:value-type="float">
            <text:p>0.0001067795</text:p>
          </table:table-cell>
          <table:table-cell table:style-name="ce7" office:value-type="float" office:value="0.00230331200530536" calcext:value-type="float">
            <text:p>0.002303312</text:p>
          </table:table-cell>
          <table:table-cell office:value-type="float" office:value="0.000000716225590657896" calcext:value-type="float">
            <text:p>7.16225590657896E-07</text:p>
          </table:table-cell>
          <table:table-cell office:value-type="float" office:value="-904.738041611298" calcext:value-type="float">
            <text:p>-904.7380416113</text:p>
          </table:table-cell>
          <table:table-cell office:value-type="float" office:value="17.9678470764376" calcext:value-type="float">
            <text:p>17.9678470764</text:p>
          </table:table-cell>
          <table:table-cell office:value-type="float" office:value="0.0151527489912414" calcext:value-type="float">
            <text:p>0.01515274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<text:s/>'5.9743137363467542e-566'</text:p>
          </table:table-cell>
          <table:table-cell table:style-name="ce3" office:value-type="string" calcext:value-type="string">
            <text:p><text:s/>'1.5215437359091863e-564'</text:p>
          </table:table-cell>
          <table:table-cell table:style-name="ce4" office:value-type="float" office:value="-9.68465081051713" calcext:value-type="float">
            <text:p>-9.6846508105</text:p>
          </table:table-cell>
          <table:table-cell table:style-name="ce3" office:value-type="float" office:value="0.145296675364974" calcext:value-type="float">
            <text:p>0.1452966754</text:p>
          </table:table-cell>
          <table:table-cell table:style-name="ce6" office:value-type="float" office:value="1.39382746168216" calcext:value-type="float">
            <text:p>1.3938274617</text:p>
          </table:table-cell>
          <table:table-cell table:style-name="ce3" office:value-type="float" office:value="0.0000926836618637645" calcext:value-type="float">
            <text:p>9.26836618637645E-05</text:p>
          </table:table-cell>
          <table:table-cell table:style-name="ce3" office:value-type="float" office:value="0.00250117614942167" calcext:value-type="float">
            <text:p>0.0025011761</text:p>
          </table:table-cell>
          <table:table-cell table:style-name="ce3" office:value-type="float" office:value="0.00000069199733059942" calcext:value-type="float">
            <text:p>0.000000692</text:p>
          </table:table-cell>
          <table:table-cell table:style-name="ce3" office:value-type="float" office:value="-921.675440576378" calcext:value-type="float">
            <text:p>-921.6754405764</text:p>
          </table:table-cell>
          <table:table-cell table:style-name="ce3" office:value-type="float" office:value="16.742224089325" calcext:value-type="float">
            <text:p>16.7422240893</text:p>
          </table:table-cell>
          <table:table-cell table:style-name="ce3" office:value-type="float" office:value="0.0127648471708551" calcext:value-type="float">
            <text:p>0.012764847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4.9747733300551032e-564'</text:p>
          </table:table-cell>
          <table:table-cell office:value-type="string" calcext:value-type="string">
            <text:p><text:s/>'1.2663539607527903e-562'</text:p>
          </table:table-cell>
          <table:table-cell office:value-type="float" office:value="-9.58156684387863" calcext:value-type="float">
            <text:p>-9.5815668439</text:p>
          </table:table-cell>
          <table:table-cell office:value-type="float" office:value="0.164867724065909" calcext:value-type="float">
            <text:p>0.1648677241</text:p>
          </table:table-cell>
          <table:table-cell office:value-type="float" office:value="1.40944057913516" calcext:value-type="float">
            <text:p>1.4094405791</text:p>
          </table:table-cell>
          <table:table-cell office:value-type="float" office:value="0.0000917718588068996" calcext:value-type="float">
            <text:p>9.17718588068996E-05</text:p>
          </table:table-cell>
          <table:table-cell office:value-type="float" office:value="0.00280627682707427" calcext:value-type="float">
            <text:p>0.0028062768</text:p>
          </table:table-cell>
          <table:table-cell office:value-type="float" office:value="0.000000886282685096268" calcext:value-type="float">
            <text:p>8.86282685096268E-07</text:p>
          </table:table-cell>
          <table:table-cell office:value-type="float" office:value="-918.93958689559" calcext:value-type="float">
            <text:p>-918.9395868956</text:p>
          </table:table-cell>
          <table:table-cell office:value-type="float" office:value="16.8448913699902" calcext:value-type="float">
            <text:p>16.84489137</text:p>
          </table:table-cell>
          <table:table-cell office:value-type="float" office:value="0.0127321903372421" calcext:value-type="float">
            <text:p>0.012732190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</table:table>
      <table:table table:name="Sheet6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Straight road, 80m, 3 positions, (7,5,5) orientations for (mid, start, end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cemen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The “final” measures are a bit crap since they just measure the uncertainty at stopping time so placing the last placement i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bviously the best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Belief error</text:p>
          </table:table-cell>
          <table:table-cell office:value-type="string" calcext:value-type="string">
            <text:p>stddev</text:p>
          </table:table-cell>
          <table:table-cell table:number-columns-repeated="100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4.2382161144383849e-549'</text:p>
          </table:table-cell>
          <table:table-cell office:value-type="string" calcext:value-type="string">
            <text:p><text:s/>'1.0797011319726204e-547'</text:p>
          </table:table-cell>
          <table:table-cell office:value-type="float" office:value="-8.57636563559694" calcext:value-type="float">
            <text:p>-8.5763656356</text:p>
          </table:table-cell>
          <table:table-cell office:value-type="float" office:value="0.159493314367821" calcext:value-type="float">
            <text:p>0.1594933144</text:p>
          </table:table-cell>
          <table:table-cell office:value-type="float" office:value="1.78866184991838" calcext:value-type="float">
            <text:p>1.7886618499</text:p>
          </table:table-cell>
          <table:table-cell office:value-type="float" office:value="0.0000913407901664377" calcext:value-type="float">
            <text:p>9.13407901664377E-05</text:p>
          </table:table-cell>
          <table:table-cell office:value-type="float" office:value="0.00852855419966305" calcext:value-type="float">
            <text:p>0.0085285542</text:p>
          </table:table-cell>
          <table:table-cell office:value-type="float" office:value="0.00000205455440324501" calcext:value-type="float">
            <text:p>2.05455440324501E-06</text:p>
          </table:table-cell>
          <table:table-cell office:value-type="float" office:value="-847.826118902286" calcext:value-type="float">
            <text:p>-847.8261189023</text:p>
          </table:table-cell>
          <table:table-cell office:value-type="float" office:value="13.5378430299478" calcext:value-type="float">
            <text:p>13.5378430299</text:p>
          </table:table-cell>
          <table:table-cell office:value-type="float" office:value="0.0152981800010506" calcext:value-type="float">
            <text:p>0.0152981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6304657668949948e-546'</text:p>
          </table:table-cell>
          <table:table-cell office:value-type="string" calcext:value-type="string">
            <text:p><text:s/>'4.0389461589780800e-545'</text:p>
          </table:table-cell>
          <table:table-cell office:value-type="float" office:value="-8.69492596982052" calcext:value-type="float">
            <text:p>-8.6949259698</text:p>
          </table:table-cell>
          <table:table-cell office:value-type="float" office:value="0.144660259259438" calcext:value-type="float">
            <text:p>0.1446602593</text:p>
          </table:table-cell>
          <table:table-cell office:value-type="float" office:value="2.1987239498025" calcext:value-type="float">
            <text:p>2.1987239498</text:p>
          </table:table-cell>
          <table:table-cell office:value-type="float" office:value="0.000168653354838951" calcext:value-type="float">
            <text:p>0.0001686534</text:p>
          </table:table-cell>
          <table:table-cell office:value-type="float" office:value="0.00548052489131933" calcext:value-type="float">
            <text:p>0.0054805249</text:p>
          </table:table-cell>
          <table:table-cell office:value-type="float" office:value="0.00000108084607135324" calcext:value-type="float">
            <text:p>1.08084607135324E-06</text:p>
          </table:table-cell>
          <table:table-cell office:value-type="float" office:value="-817.601246782547" calcext:value-type="float">
            <text:p>-817.6012467825</text:p>
          </table:table-cell>
          <table:table-cell office:value-type="float" office:value="15.6219063234924" calcext:value-type="float">
            <text:p>15.6219063235</text:p>
          </table:table-cell>
          <table:table-cell office:value-type="float" office:value="0.0165345243652381" calcext:value-type="float">
            <text:p>0.016534524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4500414819059902e-537'</text:p>
          </table:table-cell>
          <table:table-cell office:value-type="string" calcext:value-type="string">
            <text:p><text:s/>'3.6862129258062411e-536'</text:p>
          </table:table-cell>
          <table:table-cell office:value-type="float" office:value="-8.48204151705255" calcext:value-type="float">
            <text:p>-8.4820415171</text:p>
          </table:table-cell>
          <table:table-cell office:value-type="float" office:value="0.178578180536131" calcext:value-type="float">
            <text:p>0.1785781805</text:p>
          </table:table-cell>
          <table:table-cell office:value-type="float" office:value="2.1506914796473" calcext:value-type="float">
            <text:p>2.1506914796</text:p>
          </table:table-cell>
          <table:table-cell office:value-type="float" office:value="0.000157692502305672" calcext:value-type="float">
            <text:p>0.0001576925</text:p>
          </table:table-cell>
          <table:table-cell office:value-type="float" office:value="0.00767117974803345" calcext:value-type="float">
            <text:p>0.0076711797</text:p>
          </table:table-cell>
          <table:table-cell office:value-type="float" office:value="0.00000180422951961925" calcext:value-type="float">
            <text:p>1.80422951961925E-06</text:p>
          </table:table-cell>
          <table:table-cell office:value-type="float" office:value="-818.393846204144" calcext:value-type="float">
            <text:p>-818.3938462041</text:p>
          </table:table-cell>
          <table:table-cell office:value-type="float" office:value="15.3445001358932" calcext:value-type="float">
            <text:p>15.3445001359</text:p>
          </table:table-cell>
          <table:table-cell office:value-type="float" office:value="0.0168428911543525" calcext:value-type="float">
            <text:p>0.016842891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5.8486829919214742e-534'</text:p>
          </table:table-cell>
          <table:table-cell office:value-type="string" calcext:value-type="string">
            <text:p><text:s/>'1.4832508746933625e-532'</text:p>
          </table:table-cell>
          <table:table-cell office:value-type="float" office:value="-8.47127916364874" calcext:value-type="float">
            <text:p>-8.4712791636</text:p>
          </table:table-cell>
          <table:table-cell office:value-type="float" office:value="0.181528822450615" calcext:value-type="float">
            <text:p>0.1815288225</text:p>
          </table:table-cell>
          <table:table-cell office:value-type="float" office:value="2.08077190861418" calcext:value-type="float">
            <text:p>2.0807719086</text:p>
          </table:table-cell>
          <table:table-cell office:value-type="float" office:value="0.00013392157463419" calcext:value-type="float">
            <text:p>0.0001339216</text:p>
          </table:table-cell>
          <table:table-cell office:value-type="float" office:value="0.0080463921742414" calcext:value-type="float">
            <text:p>0.0080463922</text:p>
          </table:table-cell>
          <table:table-cell office:value-type="float" office:value="0.00000188203395441476" calcext:value-type="float">
            <text:p>0.000001882</text:p>
          </table:table-cell>
          <table:table-cell office:value-type="float" office:value="-824.743975112522" calcext:value-type="float">
            <text:p>-824.7439751125</text:p>
          </table:table-cell>
          <table:table-cell office:value-type="float" office:value="14.6428560405183" calcext:value-type="float">
            <text:p>14.6428560405</text:p>
          </table:table-cell>
          <table:table-cell office:value-type="float" office:value="0.0165739108639071" calcext:value-type="float">
            <text:p>0.016573910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2361109680544577e-536'</text:p>
          </table:table-cell>
          <table:table-cell office:value-type="string" calcext:value-type="string">
            <text:p><text:s/>'4.0214502759631317e-535'</text:p>
          </table:table-cell>
          <table:table-cell office:value-type="float" office:value="-8.49341335025209" calcext:value-type="float">
            <text:p>-8.4934133503</text:p>
          </table:table-cell>
          <table:table-cell office:value-type="float" office:value="0.179641133451078" calcext:value-type="float">
            <text:p>0.1796411335</text:p>
          </table:table-cell>
          <table:table-cell office:value-type="float" office:value="2.18318778554214" calcext:value-type="float">
            <text:p>2.1831877855</text:p>
          </table:table-cell>
          <table:table-cell office:value-type="float" office:value="0.000156127366498317" calcext:value-type="float">
            <text:p>0.0001561274</text:p>
          </table:table-cell>
          <table:table-cell office:value-type="float" office:value="0.00720392833166287" calcext:value-type="float">
            <text:p>0.0072039283</text:p>
          </table:table-cell>
          <table:table-cell office:value-type="float" office:value="0.00000160147918963796" calcext:value-type="float">
            <text:p>1.60147918963796E-06</text:p>
          </table:table-cell>
          <table:table-cell office:value-type="float" office:value="-816.714159567864" calcext:value-type="float">
            <text:p>-816.7141595679</text:p>
          </table:table-cell>
          <table:table-cell office:value-type="float" office:value="15.4009719830188" calcext:value-type="float">
            <text:p>15.400971983</text:p>
          </table:table-cell>
          <table:table-cell office:value-type="float" office:value="0.0170647417675549" calcext:value-type="float">
            <text:p>0.017064741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8.6461053591666987e-537'</text:p>
          </table:table-cell>
          <table:table-cell office:value-type="string" calcext:value-type="string">
            <text:p><text:s/>'2.2026167010181418e-535'</text:p>
          </table:table-cell>
          <table:table-cell office:value-type="float" office:value="-8.39658473860356" calcext:value-type="float">
            <text:p>-8.3965847386</text:p>
          </table:table-cell>
          <table:table-cell office:value-type="float" office:value="0.172716446799734" calcext:value-type="float">
            <text:p>0.1727164468</text:p>
          </table:table-cell>
          <table:table-cell office:value-type="float" office:value="1.94412098368286" calcext:value-type="float">
            <text:p>1.9441209837</text:p>
          </table:table-cell>
          <table:table-cell office:value-type="float" office:value="0.000108357419698926" calcext:value-type="float">
            <text:p>0.0001083574</text:p>
          </table:table-cell>
          <table:table-cell office:value-type="float" office:value="0.0092802261924652" calcext:value-type="float">
            <text:p>0.0092802262</text:p>
          </table:table-cell>
          <table:table-cell office:value-type="float" office:value="0.00000208129915390127" calcext:value-type="float">
            <text:p>2.08129915390127E-06</text:p>
          </table:table-cell>
          <table:table-cell office:value-type="float" office:value="-832.418089972698" calcext:value-type="float">
            <text:p>-832.4180899727</text:p>
          </table:table-cell>
          <table:table-cell office:value-type="float" office:value="14.0103619765449" calcext:value-type="float">
            <text:p>14.0103619765</text:p>
          </table:table-cell>
          <table:table-cell office:value-type="float" office:value="0.0154647445094814" calcext:value-type="float">
            <text:p>0.015464744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6.9387709562637658e-540'</text:p>
          </table:table-cell>
          <table:table-cell office:value-type="string" calcext:value-type="string">
            <text:p><text:s/>'1.7492884950151371e-538'</text:p>
          </table:table-cell>
          <table:table-cell office:value-type="float" office:value="-8.50984807078315" calcext:value-type="float">
            <text:p>-8.5098480708</text:p>
          </table:table-cell>
          <table:table-cell office:value-type="float" office:value="0.172737970948254" calcext:value-type="float">
            <text:p>0.1727379709</text:p>
          </table:table-cell>
          <table:table-cell office:value-type="float" office:value="2.24857885588693" calcext:value-type="float">
            <text:p>2.2485788559</text:p>
          </table:table-cell>
          <table:table-cell office:value-type="float" office:value="0.000164619435247025" calcext:value-type="float">
            <text:p>0.0001646194</text:p>
          </table:table-cell>
          <table:table-cell office:value-type="float" office:value="0.00633035536123519" calcext:value-type="float">
            <text:p>0.0063303554</text:p>
          </table:table-cell>
          <table:table-cell office:value-type="float" office:value="0.00000139886429149608" calcext:value-type="float">
            <text:p>1.39886429149608E-06</text:p>
          </table:table-cell>
          <table:table-cell office:value-type="float" office:value="-810.211399717178" calcext:value-type="float">
            <text:p>-810.2113997172</text:p>
          </table:table-cell>
          <table:table-cell office:value-type="float" office:value="15.1833764844138" calcext:value-type="float">
            <text:p>15.1833764844</text:p>
          </table:table-cell>
          <table:table-cell office:value-type="float" office:value="0.0169729355681562" calcext:value-type="float">
            <text:p>0.016972935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 Start Posit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4203248658874360e-534'</text:p>
          </table:table-cell>
          <table:table-cell office:value-type="string" calcext:value-type="string">
            <text:p><text:s/>'6.1658930769986807e-533'</text:p>
          </table:table-cell>
          <table:table-cell office:value-type="float" office:value="-8.19328841568229" calcext:value-type="float">
            <text:p>-8.1932884157</text:p>
          </table:table-cell>
          <table:table-cell office:value-type="float" office:value="0.12035780089931" calcext:value-type="float">
            <text:p>0.1203578009</text:p>
          </table:table-cell>
          <table:table-cell office:value-type="float" office:value="1.62805923357142" calcext:value-type="float">
            <text:p>1.6280592336</text:p>
          </table:table-cell>
          <table:table-cell office:value-type="float" office:value="0.0000963505581715453" calcext:value-type="float">
            <text:p>9.63505581715453E-05</text:p>
          </table:table-cell>
          <table:table-cell office:value-type="float" office:value="0.0221026032474632" calcext:value-type="float">
            <text:p>0.0221026032</text:p>
          </table:table-cell>
          <table:table-cell office:value-type="float" office:value="0.00000417560869375765" calcext:value-type="float">
            <text:p>4.17560869375765E-06</text:p>
          </table:table-cell>
          <table:table-cell office:value-type="float" office:value="-895.535780556678" calcext:value-type="float">
            <text:p>-895.5357805567</text:p>
          </table:table-cell>
          <table:table-cell office:value-type="float" office:value="15.4228205941157" calcext:value-type="float">
            <text:p>15.4228205941</text:p>
          </table:table-cell>
          <table:table-cell office:value-type="float" office:value="0.0155077572976921" calcext:value-type="float">
            <text:p>0.015507757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3.9817843408384724e-537'</text:p>
          </table:table-cell>
          <table:table-cell office:value-type="string" calcext:value-type="string">
            <text:p><text:s/>'1.0143769246051845e-535'</text:p>
          </table:table-cell>
          <table:table-cell office:value-type="float" office:value="-8.17852018334467" calcext:value-type="float">
            <text:p>-8.1785201833</text:p>
          </table:table-cell>
          <table:table-cell office:value-type="float" office:value="0.120168234038656" calcext:value-type="float">
            <text:p>0.120168234</text:p>
          </table:table-cell>
          <table:table-cell office:value-type="float" office:value="1.60400286352821" calcext:value-type="float">
            <text:p>1.6040028635</text:p>
          </table:table-cell>
          <table:table-cell office:value-type="float" office:value="0.0000984578444779113" calcext:value-type="float">
            <text:p>9.84578444779113E-05</text:p>
          </table:table-cell>
          <table:table-cell office:value-type="float" office:value="0.0234119280052362" calcext:value-type="float">
            <text:p>0.023411928</text:p>
          </table:table-cell>
          <table:table-cell office:value-type="float" office:value="0.00000482778495063323" calcext:value-type="float">
            <text:p>4.82778495063323E-06</text:p>
          </table:table-cell>
          <table:table-cell table:style-name="ce5" office:value-type="float" office:value="-901.901988993799" calcext:value-type="float">
            <text:p>-901.9019889938</text:p>
          </table:table-cell>
          <table:table-cell office:value-type="float" office:value="14.4606242876633" calcext:value-type="float">
            <text:p>14.4606242877</text:p>
          </table:table-cell>
          <table:table-cell office:value-type="float" office:value="0.0144812717156215" calcext:value-type="float">
            <text:p>0.014481271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8.9541008796044406e-540'</text:p>
          </table:table-cell>
          <table:table-cell office:value-type="string" calcext:value-type="string">
            <text:p><text:s/>'2.2727766251143193e-538'</text:p>
          </table:table-cell>
          <table:table-cell office:value-type="float" office:value="-8.19711061554573" calcext:value-type="float">
            <text:p>-8.1971106155</text:p>
          </table:table-cell>
          <table:table-cell office:value-type="float" office:value="0.127719757900291" calcext:value-type="float">
            <text:p>0.1277197579</text:p>
          </table:table-cell>
          <table:table-cell office:value-type="float" office:value="1.64846048870384" calcext:value-type="float">
            <text:p>1.6484604887</text:p>
          </table:table-cell>
          <table:table-cell office:value-type="float" office:value="0.0000898881375872246" calcext:value-type="float">
            <text:p>8.98881375872246E-05</text:p>
          </table:table-cell>
          <table:table-cell office:value-type="float" office:value="0.0206317996649736" calcext:value-type="float">
            <text:p>0.0206317997</text:p>
          </table:table-cell>
          <table:table-cell office:value-type="float" office:value="0.00000395816664053619" calcext:value-type="float">
            <text:p>3.95816664053619E-06</text:p>
          </table:table-cell>
          <table:table-cell office:value-type="float" office:value="-889.322811491849" calcext:value-type="float">
            <text:p>-889.3228114918</text:p>
          </table:table-cell>
          <table:table-cell office:value-type="float" office:value="15.2011828892592" calcext:value-type="float">
            <text:p>15.2011828893</text:p>
          </table:table-cell>
          <table:table-cell table:style-name="ce5" office:value-type="float" office:value="0.0142892568042842" calcext:value-type="float">
            <text:p>0.014289256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"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<text:s/>'1.9481766977628790e-550'</text:p>
          </table:table-cell>
          <table:table-cell table:style-name="ce2" office:value-type="string" calcext:value-type="string">
            <text:p><text:s/>'3.5109315918092369e-549'</text:p>
          </table:table-cell>
          <table:table-cell table:style-name="ce2" office:value-type="float" office:value="-8.39082876937417" calcext:value-type="float">
            <text:p>-8.3908287694</text:p>
          </table:table-cell>
          <table:table-cell table:style-name="ce2" office:value-type="float" office:value="0.110408209445644" calcext:value-type="float">
            <text:p>0.1104082094</text:p>
          </table:table-cell>
          <table:table-cell table:style-name="ce4" office:value-type="float" office:value="1.57732442520473" calcext:value-type="float">
            <text:p>1.5773244252</text:p>
          </table:table-cell>
          <table:table-cell table:style-name="ce2" office:value-type="float" office:value="0.0000781056682031693" calcext:value-type="float">
            <text:p>7.81056682031693E-05</text:p>
          </table:table-cell>
          <table:table-cell table:style-name="ce2" office:value-type="float" office:value="0.0156485518155863" calcext:value-type="float">
            <text:p>0.0156485518</text:p>
          </table:table-cell>
          <table:table-cell table:style-name="ce2" office:value-type="float" office:value="0.00000283559575446825" calcext:value-type="float">
            <text:p>2.83559575446825E-06</text:p>
          </table:table-cell>
          <table:table-cell table:style-name="ce2" office:value-type="float" office:value="-894.170421907622" calcext:value-type="float">
            <text:p>-894.1704219076</text:p>
          </table:table-cell>
          <table:table-cell table:style-name="ce2" office:value-type="float" office:value="15.2991300365465" calcext:value-type="float">
            <text:p>15.2991300365</text:p>
          </table:table-cell>
          <table:table-cell table:style-name="ce2" office:value-type="float" office:value="0.0151075531574414" calcext:value-type="float">
            <text:p>0.01510755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8.7330286630738781e-538'</text:p>
          </table:table-cell>
          <table:table-cell office:value-type="string" calcext:value-type="string">
            <text:p><text:s/>'2.2247725376215640e-536'</text:p>
          </table:table-cell>
          <table:table-cell office:value-type="float" office:value="-8.22657963974051" calcext:value-type="float">
            <text:p>-8.2265796397</text:p>
          </table:table-cell>
          <table:table-cell office:value-type="float" office:value="0.117899729273018" calcext:value-type="float">
            <text:p>0.1178997293</text:p>
          </table:table-cell>
          <table:table-cell office:value-type="float" office:value="1.65796726192191" calcext:value-type="float">
            <text:p>1.6579672619</text:p>
          </table:table-cell>
          <table:table-cell office:value-type="float" office:value="0.0000800779299303925" calcext:value-type="float">
            <text:p>8.00779299303925E-05</text:p>
          </table:table-cell>
          <table:table-cell office:value-type="float" office:value="0.0178570229598991" calcext:value-type="float">
            <text:p>0.017857023</text:p>
          </table:table-cell>
          <table:table-cell office:value-type="float" office:value="0.00000326049218333275" calcext:value-type="float">
            <text:p>3.26049218333275E-06</text:p>
          </table:table-cell>
          <table:table-cell office:value-type="float" office:value="-880.643940475535" calcext:value-type="float">
            <text:p>-880.6439404755</text:p>
          </table:table-cell>
          <table:table-cell office:value-type="float" office:value="14.6288064052124" calcext:value-type="float">
            <text:p>14.6288064052</text:p>
          </table:table-cell>
          <table:table-cell office:value-type="float" office:value="0.0147423416194821" calcext:value-type="float">
            <text:p>0.014742341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 End Positi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2487902459442757e-532'</text:p>
          </table:table-cell>
          <table:table-cell office:value-type="string" calcext:value-type="string">
            <text:p><text:s/>'3.1813528941604729e-531'</text:p>
          </table:table-cell>
          <table:table-cell office:value-type="float" office:value="-8.76911168036661" calcext:value-type="float">
            <text:p>-8.7691116804</text:p>
          </table:table-cell>
          <table:table-cell office:value-type="float" office:value="0.211974869959423" calcext:value-type="float">
            <text:p>0.21197487</text:p>
          </table:table-cell>
          <table:table-cell office:value-type="float" office:value="3.08492813915043" calcext:value-type="float">
            <text:p>3.0849281392</text:p>
          </table:table-cell>
          <table:table-cell office:value-type="float" office:value="0.000308891955568563" calcext:value-type="float">
            <text:p>0.000308892</text:p>
          </table:table-cell>
          <table:table-cell office:value-type="float" office:value="0.00308161107285479" calcext:value-type="float">
            <text:p>0.0030816111</text:p>
          </table:table-cell>
          <table:table-cell office:value-type="float" office:value="0.00000104761516001387" calcext:value-type="float">
            <text:p>1.04761516001387E-06</text:p>
          </table:table-cell>
          <table:table-cell office:value-type="float" office:value="-758.525696944451" calcext:value-type="float">
            <text:p>-758.5256969445</text:p>
          </table:table-cell>
          <table:table-cell office:value-type="float" office:value="14.9901651314462" calcext:value-type="float">
            <text:p>14.9901651314</text:p>
          </table:table-cell>
          <table:table-cell office:value-type="float" office:value="0.0213375080816389" calcext:value-type="float">
            <text:p>0.021337508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4046369150686525e-531'</text:p>
          </table:table-cell>
          <table:table-cell office:value-type="string" calcext:value-type="string">
            <text:p><text:s/>'4.4296336269882480e-530'</text:p>
          </table:table-cell>
          <table:table-cell office:value-type="float" office:value="-8.73313249618062" calcext:value-type="float">
            <text:p>-8.7331324962</text:p>
          </table:table-cell>
          <table:table-cell office:value-type="float" office:value="0.227744863361363" calcext:value-type="float">
            <text:p>0.2277448634</text:p>
          </table:table-cell>
          <table:table-cell office:value-type="float" office:value="2.9929623972658" calcext:value-type="float">
            <text:p>2.9929623973</text:p>
          </table:table-cell>
          <table:table-cell office:value-type="float" office:value="0.000292593739063119" calcext:value-type="float">
            <text:p>0.0002925937</text:p>
          </table:table-cell>
          <table:table-cell office:value-type="float" office:value="0.00330233121427032" calcext:value-type="float">
            <text:p>0.0033023312</text:p>
          </table:table-cell>
          <table:table-cell office:value-type="float" office:value="0.00000122090042167298" calcext:value-type="float">
            <text:p>1.22090042167298E-06</text:p>
          </table:table-cell>
          <table:table-cell office:value-type="float" office:value="-763.354472325237" calcext:value-type="float">
            <text:p>-763.3544723252</text:p>
          </table:table-cell>
          <table:table-cell office:value-type="float" office:value="14.5453705439885" calcext:value-type="float">
            <text:p>14.545370544</text:p>
          </table:table-cell>
          <table:table-cell office:value-type="float" office:value="0.0215258304177103" calcext:value-type="float">
            <text:p>0.021525830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4.1343300547638776e-533'</text:p>
          </table:table-cell>
          <table:table-cell office:value-type="string" calcext:value-type="string">
            <text:p><text:s/>'1.0532403602609093e-531'</text:p>
          </table:table-cell>
          <table:table-cell office:value-type="float" office:value="-8.75966252640835" calcext:value-type="float">
            <text:p>-8.7596625264</text:p>
          </table:table-cell>
          <table:table-cell office:value-type="float" office:value="0.218812993328711" calcext:value-type="float">
            <text:p>0.2188129933</text:p>
          </table:table-cell>
          <table:table-cell office:value-type="float" office:value="3.16554831697612" calcext:value-type="float">
            <text:p>3.165548317</text:p>
          </table:table-cell>
          <table:table-cell office:value-type="float" office:value="0.000351268400232357" calcext:value-type="float">
            <text:p>0.0003512684</text:p>
          </table:table-cell>
          <table:table-cell table:style-name="ce4" office:value-type="float" office:value="0.0030459118486436" calcext:value-type="float">
            <text:p>0.0030459118</text:p>
          </table:table-cell>
          <table:table-cell office:value-type="float" office:value="0.00000102222560080388" calcext:value-type="float">
            <text:p>1.02222560080388E-06</text:p>
          </table:table-cell>
          <table:table-cell office:value-type="float" office:value="-754.978685188442" calcext:value-type="float">
            <text:p>-754.9786851884</text:p>
          </table:table-cell>
          <table:table-cell office:value-type="float" office:value="16.3616906057283" calcext:value-type="float">
            <text:p>16.3616906057</text:p>
          </table:table-cell>
          <table:table-cell office:value-type="float" office:value="0.022808629480412" calcext:value-type="float">
            <text:p>0.022808629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6.5174355423538832e-544'</text:p>
          </table:table-cell>
          <table:table-cell office:value-type="string" calcext:value-type="string">
            <text:p><text:s/>'1.6552218810941434e-542'</text:p>
          </table:table-cell>
          <table:table-cell table:style-name="ce4" office:value-type="float" office:value="-8.84261403496516" calcext:value-type="float">
            <text:p>-8.842614035</text:p>
          </table:table-cell>
          <table:table-cell office:value-type="float" office:value="0.220975335010749" calcext:value-type="float">
            <text:p>0.220975335</text:p>
          </table:table-cell>
          <table:table-cell office:value-type="float" office:value="2.56628516293389" calcext:value-type="float">
            <text:p>2.5662851629</text:p>
          </table:table-cell>
          <table:table-cell office:value-type="float" office:value="0.000217137535853354" calcext:value-type="float">
            <text:p>0.0002171375</text:p>
          </table:table-cell>
          <table:table-cell office:value-type="float" office:value="0.00334839525500681" calcext:value-type="float">
            <text:p>0.0033483953</text:p>
          </table:table-cell>
          <table:table-cell office:value-type="float" office:value="0.00000470712072533229" calcext:value-type="float">
            <text:p>4.70712072533229E-06</text:p>
          </table:table-cell>
          <table:table-cell office:value-type="float" office:value="-781.624654057181" calcext:value-type="float">
            <text:p>-781.6246540572</text:p>
          </table:table-cell>
          <table:table-cell office:value-type="float" office:value="14.6124258578907" calcext:value-type="float">
            <text:p>14.6124258579</text:p>
          </table:table-cell>
          <table:table-cell office:value-type="float" office:value="0.0184336644147371" calcext:value-type="float">
            <text:p>0.018433664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1.1402605083073140e-540'</text:p>
          </table:table-cell>
          <table:table-cell office:value-type="string" calcext:value-type="string">
            <text:p><text:s/>'2.8998326935723770e-539'</text:p>
          </table:table-cell>
          <table:table-cell office:value-type="float" office:value="-8.68308112604498" calcext:value-type="float">
            <text:p>-8.683081126</text:p>
          </table:table-cell>
          <table:table-cell office:value-type="float" office:value="0.215466765126731" calcext:value-type="float">
            <text:p>0.2154667651</text:p>
          </table:table-cell>
          <table:table-cell office:value-type="float" office:value="2.74487551243546" calcext:value-type="float">
            <text:p>2.7448755124</text:p>
          </table:table-cell>
          <table:table-cell office:value-type="float" office:value="0.000252886122415605" calcext:value-type="float">
            <text:p>0.0002528861</text:p>
          </table:table-cell>
          <table:table-cell office:value-type="float" office:value="0.00365101860430578" calcext:value-type="float">
            <text:p>0.0036510186</text:p>
          </table:table-cell>
          <table:table-cell office:value-type="float" office:value="0.00000125107076388019" calcext:value-type="float">
            <text:p>1.25107076388019E-06</text:p>
          </table:table-cell>
          <table:table-cell office:value-type="float" office:value="-774.185912466101" calcext:value-type="float">
            <text:p>-774.1859124661</text:p>
          </table:table-cell>
          <table:table-cell office:value-type="float" office:value="15.3279340271359" calcext:value-type="float">
            <text:p>15.3279340271</text:p>
          </table:table-cell>
          <table:table-cell office:value-type="float" office:value="0.0205483848177942" calcext:value-type="float">
            <text:p>0.020548384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lacement 2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  <table:table-cell table:number-columns-repeated="1008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7.3633784159274698e-560'</text:p>
          </table:table-cell>
          <table:table-cell office:value-type="string" calcext:value-type="string">
            <text:p><text:s/>'1.7809139944598426e-558'</text:p>
          </table:table-cell>
          <table:table-cell office:value-type="float" office:value="-9.02223169944733" calcext:value-type="float">
            <text:p>-9.0222316994</text:p>
          </table:table-cell>
          <table:table-cell office:value-type="float" office:value="0.138676533245754" calcext:value-type="float">
            <text:p>0.1386765332</text:p>
          </table:table-cell>
          <table:table-cell office:value-type="float" office:value="1.42948658142636" calcext:value-type="float">
            <text:p>1.4294865814</text:p>
          </table:table-cell>
          <table:table-cell office:value-type="float" office:value="0.0000858297448329795" calcext:value-type="float">
            <text:p>8.58297448329795E-05</text:p>
          </table:table-cell>
          <table:table-cell office:value-type="float" office:value="0.00759957386556922" calcext:value-type="float">
            <text:p>0.0075995739</text:p>
          </table:table-cell>
          <table:table-cell office:value-type="float" office:value="0.000001790725668183" calcext:value-type="float">
            <text:p>1.790725668183E-06</text:p>
          </table:table-cell>
          <table:table-cell office:value-type="float" office:value="-915.583273495818" calcext:value-type="float">
            <text:p>-915.5832734958</text:p>
          </table:table-cell>
          <table:table-cell office:value-type="float" office:value="16.2917718291308" calcext:value-type="float">
            <text:p>16.2917718291</text:p>
          </table:table-cell>
          <table:table-cell office:value-type="float" office:value="0.0126074816161341" calcext:value-type="float">
            <text:p>0.012607481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5.0659511078093705e-564'</text:p>
          </table:table-cell>
          <table:table-cell office:value-type="string" calcext:value-type="string">
            <text:p><text:s/>'1.2749722372716716e-562'</text:p>
          </table:table-cell>
          <table:table-cell office:value-type="float" office:value="-9.38866325891988" calcext:value-type="float">
            <text:p>-9.3886632589</text:p>
          </table:table-cell>
          <table:table-cell office:value-type="float" office:value="0.118614000806443" calcext:value-type="float">
            <text:p>0.1186140008</text:p>
          </table:table-cell>
          <table:table-cell table:style-name="ce5" office:value-type="float" office:value="1.39138138849568" calcext:value-type="float">
            <text:p>1.3913813885</text:p>
          </table:table-cell>
          <table:table-cell office:value-type="float" office:value="0.0000948303835956078" calcext:value-type="float">
            <text:p>9.48303835956078E-05</text:p>
          </table:table-cell>
          <table:table-cell office:value-type="float" office:value="0.00446229720122328" calcext:value-type="float">
            <text:p>0.0044622972</text:p>
          </table:table-cell>
          <table:table-cell office:value-type="float" office:value="0.00000097116419371976" calcext:value-type="float">
            <text:p>9.7116419371976E-07</text:p>
          </table:table-cell>
          <table:table-cell office:value-type="float" office:value="-922.213835481169" calcext:value-type="float">
            <text:p>-922.2138354812</text:p>
          </table:table-cell>
          <table:table-cell office:value-type="float" office:value="17.095469713808" calcext:value-type="float">
            <text:p>17.0954697138</text:p>
          </table:table-cell>
          <table:table-cell office:value-type="float" office:value="0.0127289702772716" calcext:value-type="float">
            <text:p>0.012728970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3.0961974088904327e-562'</text:p>
          </table:table-cell>
          <table:table-cell office:value-type="string" calcext:value-type="string">
            <text:p><text:s/>'5.6041105223842767e-561'</text:p>
          </table:table-cell>
          <table:table-cell office:value-type="float" office:value="-9.17930847527787" calcext:value-type="float">
            <text:p>-9.1793084753</text:p>
          </table:table-cell>
          <table:table-cell office:value-type="float" office:value="0.127096269159046" calcext:value-type="float">
            <text:p>0.1270962692</text:p>
          </table:table-cell>
          <table:table-cell office:value-type="float" office:value="1.41092680711449" calcext:value-type="float">
            <text:p>1.4109268071</text:p>
          </table:table-cell>
          <table:table-cell office:value-type="float" office:value="0.0000811932656862145" calcext:value-type="float">
            <text:p>8.11932656862145E-05</text:p>
          </table:table-cell>
          <table:table-cell office:value-type="float" office:value="0.00645604285914762" calcext:value-type="float">
            <text:p>0.0064560429</text:p>
          </table:table-cell>
          <table:table-cell office:value-type="float" office:value="0.00000150170166261442" calcext:value-type="float">
            <text:p>1.50170166261442E-06</text:p>
          </table:table-cell>
          <table:table-cell office:value-type="float" office:value="-919.587586232905" calcext:value-type="float">
            <text:p>-919.5875862329</text:p>
          </table:table-cell>
          <table:table-cell office:value-type="float" office:value="14.7503188927001" calcext:value-type="float">
            <text:p>14.7503188927</text:p>
          </table:table-cell>
          <table:table-cell office:value-type="float" office:value="0.0124066325193551" calcext:value-type="float">
            <text:p>0.01240663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8.3565223630084695e-564'</text:p>
          </table:table-cell>
          <table:table-cell office:value-type="string" calcext:value-type="string">
            <text:p><text:s/>'2.0812350002171147e-562'</text:p>
          </table:table-cell>
          <table:table-cell office:value-type="float" office:value="-9.14888738728981" calcext:value-type="float">
            <text:p>-9.1488873873</text:p>
          </table:table-cell>
          <table:table-cell office:value-type="float" office:value="0.134336326052889" calcext:value-type="float">
            <text:p>0.1343363261</text:p>
          </table:table-cell>
          <table:table-cell office:value-type="float" office:value="1.39823790759704" calcext:value-type="float">
            <text:p>1.3982379076</text:p>
          </table:table-cell>
          <table:table-cell office:value-type="float" office:value="0.0000863076959435056" calcext:value-type="float">
            <text:p>8.63076959435056E-05</text:p>
          </table:table-cell>
          <table:table-cell office:value-type="float" office:value="0.00675309012325716" calcext:value-type="float">
            <text:p>0.0067530901</text:p>
          </table:table-cell>
          <table:table-cell office:value-type="float" office:value="0.00000169789284049162" calcext:value-type="float">
            <text:p>1.69789284049162E-06</text:p>
          </table:table-cell>
          <table:table-cell table:style-name="ce1" office:value-type="float" office:value="-930.041425404017" calcext:value-type="float">
            <text:p>-930.041425404</text:p>
          </table:table-cell>
          <table:table-cell office:value-type="float" office:value="16.9633044418523" calcext:value-type="float">
            <text:p>16.9633044419</text:p>
          </table:table-cell>
          <table:table-cell office:value-type="float" office:value="0.0123274434479896" calcext:value-type="float">
            <text:p>0.012327443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2.3637149825980403e-561'</text:p>
          </table:table-cell>
          <table:table-cell office:value-type="string" calcext:value-type="string">
            <text:p><text:s/>'6.0216758208466522e-560'</text:p>
          </table:table-cell>
          <table:table-cell office:value-type="float" office:value="-9.20258896205606" calcext:value-type="float">
            <text:p>-9.2025889621</text:p>
          </table:table-cell>
          <table:table-cell office:value-type="float" office:value="0.13455736678135" calcext:value-type="float">
            <text:p>0.1345573668</text:p>
          </table:table-cell>
          <table:table-cell office:value-type="float" office:value="1.3916129724135" calcext:value-type="float">
            <text:p>1.3916129724</text:p>
          </table:table-cell>
          <table:table-cell office:value-type="float" office:value="0.0000775338073060773" calcext:value-type="float">
            <text:p>7.75338073060773E-05</text:p>
          </table:table-cell>
          <table:table-cell office:value-type="float" office:value="0.00600295269804412" calcext:value-type="float">
            <text:p>0.0060029527</text:p>
          </table:table-cell>
          <table:table-cell office:value-type="float" office:value="0.00000143096452687099" calcext:value-type="float">
            <text:p>0.000001431</text:p>
          </table:table-cell>
          <table:table-cell table:style-name="ce8" office:value-type="float" office:value="-928.501055451971" calcext:value-type="float">
            <text:p>-928.501055452</text:p>
          </table:table-cell>
          <table:table-cell office:value-type="float" office:value="15.4710768380864" calcext:value-type="float">
            <text:p>15.4710768381</text:p>
          </table:table-cell>
          <table:table-cell table:style-name="ce1" office:value-type="float" office:value="0.0114140425157329" calcext:value-type="float">
            <text:p>0.01141404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5.1428535841904671e-554'</text:p>
          </table:table-cell>
          <table:table-cell office:value-type="string" calcext:value-type="string">
            <text:p><text:s/>'1.3093996879316152e-552'</text:p>
          </table:table-cell>
          <table:table-cell office:value-type="float" office:value="-9.03285086679796" calcext:value-type="float">
            <text:p>-9.0328508668</text:p>
          </table:table-cell>
          <table:table-cell office:value-type="float" office:value="0.134935928323305" calcext:value-type="float">
            <text:p>0.1349359283</text:p>
          </table:table-cell>
          <table:table-cell office:value-type="float" office:value="1.42289557915702" calcext:value-type="float">
            <text:p>1.4228955792</text:p>
          </table:table-cell>
          <table:table-cell office:value-type="float" office:value="0.0000772710439932194" calcext:value-type="float">
            <text:p>0.000077271</text:p>
          </table:table-cell>
          <table:table-cell office:value-type="float" office:value="0.00799634219733547" calcext:value-type="float">
            <text:p>0.0079963422</text:p>
          </table:table-cell>
          <table:table-cell office:value-type="float" office:value="0.00000187933230955513" calcext:value-type="float">
            <text:p>1.87933230955513E-06</text:p>
          </table:table-cell>
          <table:table-cell office:value-type="float" office:value="-922.084957651851" calcext:value-type="float">
            <text:p>-922.0849576519</text:p>
          </table:table-cell>
          <table:table-cell office:value-type="float" office:value="15.1041664534119" calcext:value-type="float">
            <text:p>15.1041664534</text:p>
          </table:table-cell>
          <table:table-cell office:value-type="float" office:value="0.0125509128698108" calcext:value-type="float">
            <text:p>0.012550912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6.6600076287978700e-553'</text:p>
          </table:table-cell>
          <table:table-cell office:value-type="string" calcext:value-type="string">
            <text:p><text:s/>'1.6966688052932863e-551'</text:p>
          </table:table-cell>
          <table:table-cell office:value-type="float" office:value="-9.26281645079733" calcext:value-type="float">
            <text:p>-9.2628164508</text:p>
          </table:table-cell>
          <table:table-cell office:value-type="float" office:value="0.130037180015857" calcext:value-type="float">
            <text:p>0.13003718</text:p>
          </table:table-cell>
          <table:table-cell office:value-type="float" office:value="1.40714544547599" calcext:value-type="float">
            <text:p>1.4071454455</text:p>
          </table:table-cell>
          <table:table-cell office:value-type="float" office:value="0.000084969047898321" calcext:value-type="float">
            <text:p>0.000084969</text:p>
          </table:table-cell>
          <table:table-cell office:value-type="float" office:value="0.00518726341145841" calcext:value-type="float">
            <text:p>0.0051872634</text:p>
          </table:table-cell>
          <table:table-cell office:value-type="float" office:value="0.0000011948139909304" calcext:value-type="float">
            <text:p>1.1948139909304E-06</text:p>
          </table:table-cell>
          <table:table-cell office:value-type="float" office:value="-917.994253030123" calcext:value-type="float">
            <text:p>-917.9942530301</text:p>
          </table:table-cell>
          <table:table-cell office:value-type="float" office:value="15.7989594603616" calcext:value-type="float">
            <text:p>15.7989594604</text:p>
          </table:table-cell>
          <table:table-cell office:value-type="float" office:value="0.0131757151011368" calcext:value-type="float">
            <text:p>0.013175715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lf End Positi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5.2471418923944286e-553'</text:p>
          </table:table-cell>
          <table:table-cell office:value-type="string" calcext:value-type="string">
            <text:p><text:s/>'1.3357190122758159e-551'</text:p>
          </table:table-cell>
          <table:table-cell office:value-type="float" office:value="-9.67100912177106" calcext:value-type="float">
            <text:p>-9.6710091218</text:p>
          </table:table-cell>
          <table:table-cell office:value-type="float" office:value="0.162800239842308" calcext:value-type="float">
            <text:p>0.1628002398</text:p>
          </table:table-cell>
          <table:table-cell office:value-type="float" office:value="1.46107231498987" calcext:value-type="float">
            <text:p>1.461072315</text:p>
          </table:table-cell>
          <table:table-cell office:value-type="float" office:value="0.000115813600090645" calcext:value-type="float">
            <text:p>0.0001158136</text:p>
          </table:table-cell>
          <table:table-cell office:value-type="float" office:value="0.0024133041754062" calcext:value-type="float">
            <text:p>0.0024133042</text:p>
          </table:table-cell>
          <table:table-cell office:value-type="float" office:value="0.000000765787931559342" calcext:value-type="float">
            <text:p>7.65787931559342E-07</text:p>
          </table:table-cell>
          <table:table-cell office:value-type="float" office:value="-905.992020038973" calcext:value-type="float">
            <text:p>-905.992020039</text:p>
          </table:table-cell>
          <table:table-cell office:value-type="float" office:value="20.1974954690112" calcext:value-type="float">
            <text:p>20.197495469</text:p>
          </table:table-cell>
          <table:table-cell office:value-type="float" office:value="0.0136681625168138" calcext:value-type="float">
            <text:p>0.013668162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3.1819660860390173e-556'</text:p>
          </table:table-cell>
          <table:table-cell office:value-type="string" calcext:value-type="string">
            <text:p><text:s/>'8.1062108041678402e-555'</text:p>
          </table:table-cell>
          <table:table-cell office:value-type="float" office:value="-9.63855725097858" calcext:value-type="float">
            <text:p>-9.638557251</text:p>
          </table:table-cell>
          <table:table-cell office:value-type="float" office:value="0.167467826835635" calcext:value-type="float">
            <text:p>0.1674678268</text:p>
          </table:table-cell>
          <table:table-cell office:value-type="float" office:value="1.44295984549426" calcext:value-type="float">
            <text:p>1.4429598455</text:p>
          </table:table-cell>
          <table:table-cell office:value-type="float" office:value="0.0000964098376421036" calcext:value-type="float">
            <text:p>9.64098376421036E-05</text:p>
          </table:table-cell>
          <table:table-cell office:value-type="float" office:value="0.00253912464702673" calcext:value-type="float">
            <text:p>0.0025391246</text:p>
          </table:table-cell>
          <table:table-cell office:value-type="float" office:value="0.000000819673009489408" calcext:value-type="float">
            <text:p>8.19673009489408E-07</text:p>
          </table:table-cell>
          <table:table-cell office:value-type="float" office:value="-910.559547777184" calcext:value-type="float">
            <text:p>-910.5595477772</text:p>
          </table:table-cell>
          <table:table-cell office:value-type="float" office:value="16.7984452496911" calcext:value-type="float">
            <text:p>16.7984452497</text:p>
          </table:table-cell>
          <table:table-cell office:value-type="float" office:value="0.0143835526887499" calcext:value-type="float">
            <text:p>0.014383552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5841956601764125e-559'</text:p>
          </table:table-cell>
          <table:table-cell office:value-type="string" calcext:value-type="string">
            <text:p><text:s/>'4.0245814395616761e-558'</text:p>
          </table:table-cell>
          <table:table-cell office:value-type="float" office:value="-9.69456267761833" calcext:value-type="float">
            <text:p>-9.6945626776</text:p>
          </table:table-cell>
          <table:table-cell office:value-type="float" office:value="0.167557869434561" calcext:value-type="float">
            <text:p>0.1675578694</text:p>
          </table:table-cell>
          <table:table-cell office:value-type="float" office:value="1.47230414011688" calcext:value-type="float">
            <text:p>1.4723041401</text:p>
          </table:table-cell>
          <table:table-cell office:value-type="float" office:value="0.000106779485841525" calcext:value-type="float">
            <text:p>0.0001067795</text:p>
          </table:table-cell>
          <table:table-cell table:style-name="ce7" office:value-type="float" office:value="0.00230331200530536" calcext:value-type="float">
            <text:p>0.002303312</text:p>
          </table:table-cell>
          <table:table-cell office:value-type="float" office:value="0.000000716225590657896" calcext:value-type="float">
            <text:p>7.16225590657896E-07</text:p>
          </table:table-cell>
          <table:table-cell office:value-type="float" office:value="-904.738041611298" calcext:value-type="float">
            <text:p>-904.7380416113</text:p>
          </table:table-cell>
          <table:table-cell office:value-type="float" office:value="17.9678470764376" calcext:value-type="float">
            <text:p>17.9678470764</text:p>
          </table:table-cell>
          <table:table-cell office:value-type="float" office:value="0.0151527489912414" calcext:value-type="float">
            <text:p>0.015152749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<text:s/>'5.9743137363467542e-566'</text:p>
          </table:table-cell>
          <table:table-cell table:style-name="ce3" office:value-type="string" calcext:value-type="string">
            <text:p><text:s/>'1.5215437359091863e-564'</text:p>
          </table:table-cell>
          <table:table-cell table:style-name="ce4" office:value-type="float" office:value="-9.68465081051713" calcext:value-type="float">
            <text:p>-9.6846508105</text:p>
          </table:table-cell>
          <table:table-cell table:style-name="ce3" office:value-type="float" office:value="0.145296675364974" calcext:value-type="float">
            <text:p>0.1452966754</text:p>
          </table:table-cell>
          <table:table-cell table:style-name="ce6" office:value-type="float" office:value="1.39382746168216" calcext:value-type="float">
            <text:p>1.3938274617</text:p>
          </table:table-cell>
          <table:table-cell table:style-name="ce3" office:value-type="float" office:value="0.0000926836618637645" calcext:value-type="float">
            <text:p>9.26836618637645E-05</text:p>
          </table:table-cell>
          <table:table-cell table:style-name="ce3" office:value-type="float" office:value="0.00250117614942167" calcext:value-type="float">
            <text:p>0.0025011761</text:p>
          </table:table-cell>
          <table:table-cell table:style-name="ce3" office:value-type="float" office:value="0.00000069199733059942" calcext:value-type="float">
            <text:p>0.000000692</text:p>
          </table:table-cell>
          <table:table-cell table:style-name="ce3" office:value-type="float" office:value="-921.675440576378" calcext:value-type="float">
            <text:p>-921.6754405764</text:p>
          </table:table-cell>
          <table:table-cell table:style-name="ce3" office:value-type="float" office:value="16.742224089325" calcext:value-type="float">
            <text:p>16.7422240893</text:p>
          </table:table-cell>
          <table:table-cell table:style-name="ce3" office:value-type="float" office:value="0.0127648471708551" calcext:value-type="float">
            <text:p>0.012764847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4.9747733300551032e-564'</text:p>
          </table:table-cell>
          <table:table-cell office:value-type="string" calcext:value-type="string">
            <text:p><text:s/>'1.2663539607527903e-562'</text:p>
          </table:table-cell>
          <table:table-cell office:value-type="float" office:value="-9.58156684387863" calcext:value-type="float">
            <text:p>-9.5815668439</text:p>
          </table:table-cell>
          <table:table-cell office:value-type="float" office:value="0.164867724065909" calcext:value-type="float">
            <text:p>0.1648677241</text:p>
          </table:table-cell>
          <table:table-cell office:value-type="float" office:value="1.40944057913516" calcext:value-type="float">
            <text:p>1.4094405791</text:p>
          </table:table-cell>
          <table:table-cell office:value-type="float" office:value="0.0000917718588068996" calcext:value-type="float">
            <text:p>9.17718588068996E-05</text:p>
          </table:table-cell>
          <table:table-cell office:value-type="float" office:value="0.00280627682707427" calcext:value-type="float">
            <text:p>0.0028062768</text:p>
          </table:table-cell>
          <table:table-cell office:value-type="float" office:value="0.000000886282685096268" calcext:value-type="float">
            <text:p>8.86282685096268E-07</text:p>
          </table:table-cell>
          <table:table-cell office:value-type="float" office:value="-918.93958689559" calcext:value-type="float">
            <text:p>-918.9395868956</text:p>
          </table:table-cell>
          <table:table-cell office:value-type="float" office:value="16.8448913699902" calcext:value-type="float">
            <text:p>16.84489137</text:p>
          </table:table-cell>
          <table:table-cell office:value-type="float" office:value="0.0127321903372421" calcext:value-type="float">
            <text:p>0.0127321903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</table:table>
      <table:table table:name="160m single cam multi-fo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60m road, mutliple FoV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lacement 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The “final” measures are a bit crap since they just measure the uncertainty at stopping time so placing the last placement i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bviously the best!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<text:s/>'1.4018602967727522e-1031'</text:p>
          </table:table-cell>
          <table:table-cell office:value-type="string" calcext:value-type="string">
            <text:p><text:s/>'5.5363449298765273e-1030'</text:p>
          </table:table-cell>
          <table:table-cell office:value-type="float" office:value="-7.8814476539651" calcext:value-type="float">
            <text:p>-7.881447654</text:p>
          </table:table-cell>
          <table:table-cell office:value-type="float" office:value="0.149340003440597" calcext:value-type="float">
            <text:p>0.1493400034</text:p>
          </table:table-cell>
          <table:table-cell office:value-type="float" office:value="6.68828147185365" calcext:value-type="float">
            <text:p>6.6882814719</text:p>
          </table:table-cell>
          <table:table-cell office:value-type="float" office:value="0.000235706277388814" calcext:value-type="float">
            <text:p>0.0002357063</text:p>
          </table:table-cell>
          <table:table-cell table:style-name="ce1" office:value-type="float" office:value="0.0185200336142214" calcext:value-type="float">
            <text:p>0.0185200336</text:p>
          </table:table-cell>
          <table:table-cell office:value-type="float" office:value="0.000000789674250218896" calcext:value-type="float">
            <text:p>7.89674250218896E-07</text:p>
          </table:table-cell>
          <table:table-cell office:value-type="float" office:value="-1414.06195959414" calcext:value-type="float">
            <text:p>-1414.0619595941</text:p>
          </table:table-cell>
          <table:table-cell office:value-type="float" office:value="19.6299219787425" calcext:value-type="float">
            <text:p>19.6299219787</text:p>
          </table:table-cell>
          <table:table-cell office:value-type="float" office:value="0.0372492076259054" calcext:value-type="float">
            <text:p>0.037249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'1.0074195680033477e-1030'</text:p>
          </table:table-cell>
          <table:table-cell office:value-type="string" calcext:value-type="string">
            <text:p><text:s/>'4.4944730004427456e-1029'</text:p>
          </table:table-cell>
          <table:table-cell office:value-type="float" office:value="-7.62317388380957" calcext:value-type="float">
            <text:p>-7.6231738838</text:p>
          </table:table-cell>
          <table:table-cell office:value-type="float" office:value="0.164498903899654" calcext:value-type="float">
            <text:p>0.1644989039</text:p>
          </table:table-cell>
          <table:table-cell table:style-name="ce1" office:value-type="float" office:value="4.87558298902799" calcext:value-type="float">
            <text:p>4.875582989</text:p>
          </table:table-cell>
          <table:table-cell office:value-type="float" office:value="0.000100376745118152" calcext:value-type="float">
            <text:p>0.0001003767</text:p>
          </table:table-cell>
          <table:table-cell office:value-type="float" office:value="0.0285456297425331" calcext:value-type="float">
            <text:p>0.0285456297</text:p>
          </table:table-cell>
          <table:table-cell office:value-type="float" office:value="0.0000013442780630703" calcext:value-type="float">
            <text:p>1.3442780630703E-06</text:p>
          </table:table-cell>
          <table:table-cell office:value-type="float" office:value="-1445.64502167842" calcext:value-type="float">
            <text:p>-1445.6450216784</text:p>
          </table:table-cell>
          <table:table-cell office:value-type="float" office:value="17.2588027869413" calcext:value-type="float">
            <text:p>17.2588027869</text:p>
          </table:table-cell>
          <table:table-cell table:style-name="ce1" office:value-type="float" office:value="0.0305379719482233" calcext:value-type="float">
            <text:p>0.0305379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1994426974738752e-1024'</text:p>
          </table:table-cell>
          <table:table-cell office:value-type="string" calcext:value-type="string">
            <text:p><text:s/>'3.7697053486156866e-1023'</text:p>
          </table:table-cell>
          <table:table-cell table:style-name="ce1" office:value-type="float" office:value="-7.99209613467107" calcext:value-type="float">
            <text:p>-7.9920961347</text:p>
          </table:table-cell>
          <table:table-cell office:value-type="float" office:value="0.123912070625971" calcext:value-type="float">
            <text:p>0.1239120706</text:p>
          </table:table-cell>
          <table:table-cell office:value-type="float" office:value="6.80224019970617" calcext:value-type="float">
            <text:p>6.8022401997</text:p>
          </table:table-cell>
          <table:table-cell office:value-type="float" office:value="0.000239631416074726" calcext:value-type="float">
            <text:p>0.0002396314</text:p>
          </table:table-cell>
          <table:table-cell office:value-type="float" office:value="0.0193558879799472" calcext:value-type="float">
            <text:p>0.019355888</text:p>
          </table:table-cell>
          <table:table-cell office:value-type="float" office:value="0.000000834689777470501" calcext:value-type="float">
            <text:p>8.34689777470501E-07</text:p>
          </table:table-cell>
          <table:table-cell office:value-type="float" office:value="-1424.02484615919" calcext:value-type="float">
            <text:p>-1424.0248461592</text:p>
          </table:table-cell>
          <table:table-cell office:value-type="float" office:value="18.0260059408681" calcext:value-type="float">
            <text:p>18.0260059409</text:p>
          </table:table-cell>
          <table:table-cell office:value-type="float" office:value="0.0385997646307946" calcext:value-type="float">
            <text:p>0.0385997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'5.3365476374427486e-1019'</text:p>
          </table:table-cell>
          <table:table-cell office:value-type="string" calcext:value-type="string">
            <text:p><text:s/>'1.2037784107158689e-1017'</text:p>
          </table:table-cell>
          <table:table-cell office:value-type="float" office:value="-7.5347990846405" calcext:value-type="float">
            <text:p>-7.5347990846</text:p>
          </table:table-cell>
          <table:table-cell office:value-type="float" office:value="0.436395030377843" calcext:value-type="float">
            <text:p>0.4363950304</text:p>
          </table:table-cell>
          <table:table-cell office:value-type="float" office:value="7.49512797692294" calcext:value-type="float">
            <text:p>7.4951279769</text:p>
          </table:table-cell>
          <table:table-cell office:value-type="float" office:value="0.00315748277839895" calcext:value-type="float">
            <text:p>0.0031574828</text:p>
          </table:table-cell>
          <table:table-cell office:value-type="float" office:value="0.031361233224323" calcext:value-type="float">
            <text:p>0.0313612332</text:p>
          </table:table-cell>
          <table:table-cell office:value-type="float" office:value="0.0000668939347411137" calcext:value-type="float">
            <text:p>6.68939347411137E-05</text:p>
          </table:table-cell>
          <table:table-cell office:value-type="float" office:value="-1382.64218449052" calcext:value-type="float">
            <text:p>-1382.6421844905</text:p>
          </table:table-cell>
          <table:table-cell office:value-type="float" office:value="38.6433716459491" calcext:value-type="float">
            <text:p>38.6433716459</text:p>
          </table:table-cell>
          <table:table-cell office:value-type="float" office:value="0.0425510290574098" calcext:value-type="float">
            <text:p>0.042551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'2.5111144269843933e-1014'</text:p>
          </table:table-cell>
          <table:table-cell office:value-type="string" calcext:value-type="string">
            <text:p><text:s/>'1.0309198440969518e-1012'</text:p>
          </table:table-cell>
          <table:table-cell office:value-type="float" office:value="-7.82790576259049" calcext:value-type="float">
            <text:p>-7.8279057626</text:p>
          </table:table-cell>
          <table:table-cell office:value-type="float" office:value="0.194118494510678" calcext:value-type="float">
            <text:p>0.1941184945</text:p>
          </table:table-cell>
          <table:table-cell office:value-type="float" office:value="6.42159914481561" calcext:value-type="float">
            <text:p>6.4215991448</text:p>
          </table:table-cell>
          <table:table-cell office:value-type="float" office:value="0.000207506424758022" calcext:value-type="float">
            <text:p>0.0002075064</text:p>
          </table:table-cell>
          <table:table-cell office:value-type="float" office:value="0.0226399566396555" calcext:value-type="float">
            <text:p>0.0226399566</text:p>
          </table:table-cell>
          <table:table-cell office:value-type="float" office:value="0.00000130523667423008" calcext:value-type="float">
            <text:p>1.30523667423008E-06</text:p>
          </table:table-cell>
          <table:table-cell office:value-type="float" office:value="-1428.47342100232" calcext:value-type="float">
            <text:p>-1428.4734210023</text:p>
          </table:table-cell>
          <table:table-cell office:value-type="float" office:value="22.1066551395018" calcext:value-type="float">
            <text:p>22.1066551395</text:p>
          </table:table-cell>
          <table:table-cell office:value-type="float" office:value="0.0370578760876092" calcext:value-type="float">
            <text:p>0.0370578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4.2476693327246857e-1005'</text:p>
          </table:table-cell>
          <table:table-cell office:value-type="string" calcext:value-type="string">
            <text:p><text:s/>'1.8967591431869515e-1003'</text:p>
          </table:table-cell>
          <table:table-cell office:value-type="float" office:value="-7.82604014279834" calcext:value-type="float">
            <text:p>-7.8260401428</text:p>
          </table:table-cell>
          <table:table-cell office:value-type="float" office:value="0.142718657659132" calcext:value-type="float">
            <text:p>0.1427186577</text:p>
          </table:table-cell>
          <table:table-cell office:value-type="float" office:value="5.1895618290478" calcext:value-type="float">
            <text:p>5.189561829</text:p>
          </table:table-cell>
          <table:table-cell office:value-type="float" office:value="0.000146560467375062" calcext:value-type="float">
            <text:p>0.0001465605</text:p>
          </table:table-cell>
          <table:table-cell office:value-type="float" office:value="0.0255661383160235" calcext:value-type="float">
            <text:p>0.0255661383</text:p>
          </table:table-cell>
          <table:table-cell office:value-type="float" office:value="0.00000128088947855813" calcext:value-type="float">
            <text:p>1.28088947855813E-06</text:p>
          </table:table-cell>
          <table:table-cell table:style-name="ce1" office:value-type="float" office:value="-1455.48054577073" calcext:value-type="float">
            <text:p>-1455.4805457707</text:p>
          </table:table-cell>
          <table:table-cell office:value-type="float" office:value="17.4389953016971" calcext:value-type="float">
            <text:p>17.4389953017</text:p>
          </table:table-cell>
          <table:table-cell office:value-type="float" office:value="0.0318113930386329" calcext:value-type="float">
            <text:p>0.03181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<text:s/>'3.0110266521610653e-1001'</text:p>
          </table:table-cell>
          <table:table-cell office:value-type="string" calcext:value-type="string">
            <text:p><text:s/>'1.3442151743433002e-999'</text:p>
          </table:table-cell>
          <table:table-cell office:value-type="float" office:value="-7.42339931885028" calcext:value-type="float">
            <text:p>-7.4233993189</text:p>
          </table:table-cell>
          <table:table-cell office:value-type="float" office:value="0.403252366530773" calcext:value-type="float">
            <text:p>0.4032523665</text:p>
          </table:table-cell>
          <table:table-cell office:value-type="float" office:value="7.0168619782255" calcext:value-type="float">
            <text:p>7.0168619782</text:p>
          </table:table-cell>
          <table:table-cell office:value-type="float" office:value="0.00130016274718404" calcext:value-type="float">
            <text:p>0.0013001627</text:p>
          </table:table-cell>
          <table:table-cell office:value-type="float" office:value="0.0364630948401765" calcext:value-type="float">
            <text:p>0.0364630948</text:p>
          </table:table-cell>
          <table:table-cell office:value-type="float" office:value="0.0000263672269959315" calcext:value-type="float">
            <text:p>2.63672269959315E-05</text:p>
          </table:table-cell>
          <table:table-cell office:value-type="float" office:value="-1391.14397818151" calcext:value-type="float">
            <text:p>-1391.1439781815</text:p>
          </table:table-cell>
          <table:table-cell office:value-type="float" office:value="38.5616177238315" calcext:value-type="float">
            <text:p>38.5616177238</text:p>
          </table:table-cell>
          <table:table-cell office:value-type="float" office:value="0.0400115211817794" calcext:value-type="float">
            <text:p>0.040011521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2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20m Curve, Single Camera, Fixed Fo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0m Radius road, 1 camera, fixed field of view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Placement 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The “final” measures are a bit crap since they just measure the uncertainty at stopping time so placing the last placement i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bviously the best!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4175024659946804e-1477'</text:p>
          </table:table-cell>
          <table:table-cell office:value-type="string" calcext:value-type="string">
            <text:p><text:s/>'6.3225594631495292e-1476'</text:p>
          </table:table-cell>
          <table:table-cell office:value-type="float" office:value="-8.96824666046413" calcext:value-type="float">
            <text:p>-8.9682466605</text:p>
          </table:table-cell>
          <table:table-cell office:value-type="float" office:value="0.281862951075833" calcext:value-type="float">
            <text:p>0.2818629511</text:p>
          </table:table-cell>
          <table:table-cell office:value-type="float" office:value="7.49415954269826" calcext:value-type="float">
            <text:p>7.4941595427</text:p>
          </table:table-cell>
          <table:table-cell office:value-type="float" office:value="0.000624550671639278" calcext:value-type="float">
            <text:p>0.0006245507</text:p>
          </table:table-cell>
          <table:table-cell office:value-type="float" office:value="0.00811789107065535" calcext:value-type="float">
            <text:p>0.0081178911</text:p>
          </table:table-cell>
          <table:table-cell office:value-type="float" office:value="0.00000130520491891873" calcext:value-type="float">
            <text:p>1.30520491891873E-06</text:p>
          </table:table-cell>
          <table:table-cell office:value-type="float" office:value="-2524.32110094983" calcext:value-type="float">
            <text:p>-2524.3211009498</text:p>
          </table:table-cell>
          <table:table-cell office:value-type="float" office:value="57.327296168575" calcext:value-type="float">
            <text:p>57.3272961686</text:p>
          </table:table-cell>
          <table:table-cell table:style-name="ce1" office:value-type="float" office:value="0.459688589493799" calcext:value-type="float">
            <text:p>0.4596885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" office:value-type="string" calcext:value-type="string">
            <text:p><text:s/>'1.1819070685138770e-1530'</text:p>
          </table:table-cell>
          <table:table-cell office:value-type="string" calcext:value-type="string">
            <text:p><text:s/>'5.2877336265219515e-1529'</text:p>
          </table:table-cell>
          <table:table-cell office:value-type="float" office:value="-8.98301789740193" calcext:value-type="float">
            <text:p>-8.9830178974</text:p>
          </table:table-cell>
          <table:table-cell office:value-type="float" office:value="0.112371129875847" calcext:value-type="float">
            <text:p>0.1123711299</text:p>
          </table:table-cell>
          <table:table-cell table:style-name="ce1" office:value-type="float" office:value="6.20530157510092" calcext:value-type="float">
            <text:p>6.2053015751</text:p>
          </table:table-cell>
          <table:table-cell office:value-type="float" office:value="0.000312004885737467" calcext:value-type="float">
            <text:p>0.0003120049</text:p>
          </table:table-cell>
          <table:table-cell office:value-type="float" office:value="0.00745504305316721" calcext:value-type="float">
            <text:p>0.0074550431</text:p>
          </table:table-cell>
          <table:table-cell office:value-type="float" office:value="0.000000183162068347003" calcext:value-type="float">
            <text:p>1.83162068347003E-07</text:p>
          </table:table-cell>
          <table:table-cell table:style-name="ce1" office:value-type="float" office:value="-2597.70794050353" calcext:value-type="float">
            <text:p>-2597.7079405035</text:p>
          </table:table-cell>
          <table:table-cell office:value-type="float" office:value="37.3485340621303" calcext:value-type="float">
            <text:p>37.3485340621</text:p>
          </table:table-cell>
          <table:table-cell office:value-type="float" office:value="0.472082558973732" calcext:value-type="float">
            <text:p>0.47208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4.5229935106703002e-1523'</text:p>
          </table:table-cell>
          <table:table-cell office:value-type="string" calcext:value-type="string">
            <text:p><text:s/>'2.0171487585546736e-1521'</text:p>
          </table:table-cell>
          <table:table-cell table:style-name="ce1" office:value-type="float" office:value="-9.14177166734348" calcext:value-type="float">
            <text:p>-9.1417716673</text:p>
          </table:table-cell>
          <table:table-cell office:value-type="float" office:value="0.144943196271231" calcext:value-type="float">
            <text:p>0.1449431963</text:p>
          </table:table-cell>
          <table:table-cell office:value-type="float" office:value="7.67577718576028" calcext:value-type="float">
            <text:p>7.6757771858</text:p>
          </table:table-cell>
          <table:table-cell office:value-type="float" office:value="0.00053951133377215" calcext:value-type="float">
            <text:p>0.0005395113</text:p>
          </table:table-cell>
          <table:table-cell table:style-name="ce1" office:value-type="float" office:value="0.0069645615431484" calcext:value-type="float">
            <text:p>0.0069645615</text:p>
          </table:table-cell>
          <table:table-cell office:value-type="float" office:value="0.00000016037780719713" calcext:value-type="float">
            <text:p>1.6037780719713E-07</text:p>
          </table:table-cell>
          <table:table-cell office:value-type="float" office:value="-2509.71109743135" calcext:value-type="float">
            <text:p>-2509.7110974314</text:p>
          </table:table-cell>
          <table:table-cell office:value-type="float" office:value="47.735194292012" calcext:value-type="float">
            <text:p>47.735194292</text:p>
          </table:table-cell>
          <table:table-cell office:value-type="float" office:value="0.460287943342024" calcext:value-type="float">
            <text:p>0.460287943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style-name="ce1"/>
          <table:table-cell table:number-columns-repeated="15"/>
        </table:table-row>
        <table:table-row table:style-name="ro1" table:number-rows-repeated="24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80m center camera, fixed fov" table:style-name="ta1"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raight road, 80m, 3 positions, (7,5,5) orientations for (mid, start, end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Placement 1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The “final” measures are a bit crap since they just measure the uncertainty at stopping time so placing the last placement i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bviously the best!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Bean Belief Error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" office:value-type="string" calcext:value-type="string">
            <text:p><text:s/>'4.2382161144383849e-549'</text:p>
          </table:table-cell>
          <table:table-cell office:value-type="string" calcext:value-type="string">
            <text:p><text:s/>'1.0797011319726204e-547'</text:p>
          </table:table-cell>
          <table:table-cell office:value-type="float" office:value="-8.57636563559694" calcext:value-type="float">
            <text:p>-8.5763656356</text:p>
          </table:table-cell>
          <table:table-cell office:value-type="float" office:value="0.159493314367821" calcext:value-type="float">
            <text:p>0.1594933144</text:p>
          </table:table-cell>
          <table:table-cell table:style-name="ce1" office:value-type="float" office:value="1.78866184991838" calcext:value-type="float">
            <text:p>1.7886618499</text:p>
          </table:table-cell>
          <table:table-cell office:value-type="float" office:value="0.0000913407901664377" calcext:value-type="float">
            <text:p>9.13407901664377E-05</text:p>
          </table:table-cell>
          <table:table-cell office:value-type="float" office:value="0.00852855419966305" calcext:value-type="float">
            <text:p>0.0085285542</text:p>
          </table:table-cell>
          <table:table-cell office:value-type="float" office:value="0.00000205455440324501" calcext:value-type="float">
            <text:p>2.05455440324501E-06</text:p>
          </table:table-cell>
          <table:table-cell table:style-name="ce1" office:value-type="float" office:value="-847.826118902286" calcext:value-type="float">
            <text:p>-847.8261189023</text:p>
          </table:table-cell>
          <table:table-cell office:value-type="float" office:value="13.5378430299478" calcext:value-type="float">
            <text:p>13.5378430299</text:p>
          </table:table-cell>
          <table:table-cell table:style-name="ce1" office:value-type="float" office:value="0.0152981800010506" calcext:value-type="float">
            <text:p>0.015298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3827" calcext:value-type="float">
            <text:p>0.013827</text:p>
          </table:table-cell>
          <table:table-cell office:value-type="float" office:value="0.0151495" calcext:value-type="float">
            <text:p>0.01514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6304657668949948e-546'</text:p>
          </table:table-cell>
          <table:table-cell office:value-type="string" calcext:value-type="string">
            <text:p><text:s/>'4.0389461589780800e-545'</text:p>
          </table:table-cell>
          <table:table-cell office:value-type="float" office:value="-8.69492596982052" calcext:value-type="float">
            <text:p>-8.6949259698</text:p>
          </table:table-cell>
          <table:table-cell office:value-type="float" office:value="0.144660259259438" calcext:value-type="float">
            <text:p>0.1446602593</text:p>
          </table:table-cell>
          <table:table-cell office:value-type="float" office:value="2.1987239498025" calcext:value-type="float">
            <text:p>2.1987239498</text:p>
          </table:table-cell>
          <table:table-cell office:value-type="float" office:value="0.000168653354838951" calcext:value-type="float">
            <text:p>0.0001686534</text:p>
          </table:table-cell>
          <table:table-cell office:value-type="float" office:value="0.00548052489131933" calcext:value-type="float">
            <text:p>0.0054805249</text:p>
          </table:table-cell>
          <table:table-cell office:value-type="float" office:value="0.00000108084607135324" calcext:value-type="float">
            <text:p>1.08084607135324E-06</text:p>
          </table:table-cell>
          <table:table-cell office:value-type="float" office:value="-817.601246782547" calcext:value-type="float">
            <text:p>-817.6012467825</text:p>
          </table:table-cell>
          <table:table-cell office:value-type="float" office:value="15.6219063234924" calcext:value-type="float">
            <text:p>15.6219063235</text:p>
          </table:table-cell>
          <table:table-cell office:value-type="float" office:value="0.0165345243652381" calcext:value-type="float">
            <text:p>0.0165345244</text:p>
          </table:table-cell>
          <table:table-cell office:value-type="float" office:value="0" calcext:value-type="float">
            <text:p>0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0.01507" calcext:value-type="float">
            <text:p>0.015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4500414819059902e-537'</text:p>
          </table:table-cell>
          <table:table-cell office:value-type="string" calcext:value-type="string">
            <text:p><text:s/>'3.6862129258062411e-536'</text:p>
          </table:table-cell>
          <table:table-cell office:value-type="float" office:value="-8.48204151705255" calcext:value-type="float">
            <text:p>-8.4820415171</text:p>
          </table:table-cell>
          <table:table-cell office:value-type="float" office:value="0.178578180536131" calcext:value-type="float">
            <text:p>0.1785781805</text:p>
          </table:table-cell>
          <table:table-cell office:value-type="float" office:value="2.1506914796473" calcext:value-type="float">
            <text:p>2.1506914796</text:p>
          </table:table-cell>
          <table:table-cell office:value-type="float" office:value="0.000157692502305672" calcext:value-type="float">
            <text:p>0.0001576925</text:p>
          </table:table-cell>
          <table:table-cell office:value-type="float" office:value="0.00767117974803345" calcext:value-type="float">
            <text:p>0.0076711797</text:p>
          </table:table-cell>
          <table:table-cell office:value-type="float" office:value="0.00000180422951961925" calcext:value-type="float">
            <text:p>1.80422951961925E-06</text:p>
          </table:table-cell>
          <table:table-cell office:value-type="float" office:value="-818.393846204144" calcext:value-type="float">
            <text:p>-818.3938462041</text:p>
          </table:table-cell>
          <table:table-cell office:value-type="float" office:value="15.3445001358932" calcext:value-type="float">
            <text:p>15.3445001359</text:p>
          </table:table-cell>
          <table:table-cell office:value-type="float" office:value="0.0168428911543525" calcext:value-type="float">
            <text:p>0.0168428912</text:p>
          </table:table-cell>
          <table:table-cell office:value-type="float" office:value="0" calcext:value-type="float">
            <text:p>0</text:p>
          </table:table-cell>
          <table:table-cell office:value-type="float" office:value="0.0138880125033499" calcext:value-type="float">
            <text:p>0.0138880125</text:p>
          </table:table-cell>
          <table:table-cell office:value-type="float" office:value="0.0161146912029924" calcext:value-type="float">
            <text:p>0.01611469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8.6461053591666987e-537'</text:p>
          </table:table-cell>
          <table:table-cell office:value-type="string" calcext:value-type="string">
            <text:p><text:s/>'2.2026167010181418e-535'</text:p>
          </table:table-cell>
          <table:table-cell office:value-type="float" office:value="-8.39658473860356" calcext:value-type="float">
            <text:p>-8.3965847386</text:p>
          </table:table-cell>
          <table:table-cell office:value-type="float" office:value="0.172716446799734" calcext:value-type="float">
            <text:p>0.1727164468</text:p>
          </table:table-cell>
          <table:table-cell office:value-type="float" office:value="1.94412098368286" calcext:value-type="float">
            <text:p>1.9441209837</text:p>
          </table:table-cell>
          <table:table-cell office:value-type="float" office:value="0.000108357419698926" calcext:value-type="float">
            <text:p>0.0001083574</text:p>
          </table:table-cell>
          <table:table-cell office:value-type="float" office:value="0.0092802261924652" calcext:value-type="float">
            <text:p>0.0092802262</text:p>
          </table:table-cell>
          <table:table-cell office:value-type="float" office:value="0.00000208129915390127" calcext:value-type="float">
            <text:p>2.08129915390127E-06</text:p>
          </table:table-cell>
          <table:table-cell office:value-type="float" office:value="-832.418089972698" calcext:value-type="float">
            <text:p>-832.4180899727</text:p>
          </table:table-cell>
          <table:table-cell office:value-type="float" office:value="14.0103619765449" calcext:value-type="float">
            <text:p>14.0103619765</text:p>
          </table:table-cell>
          <table:table-cell office:value-type="float" office:value="0.0154647445094814" calcext:value-type="float">
            <text:p>0.0154647445</text:p>
          </table:table-cell>
          <table:table-cell office:value-type="float" office:value="0" calcext:value-type="float">
            <text:p>0</text:p>
          </table:table-cell>
          <table:table-cell office:value-type="float" office:value="0.01394656619" calcext:value-type="float">
            <text:p>0.0139465662</text:p>
          </table:table-cell>
          <table:table-cell office:value-type="float" office:value="0.0146842" calcext:value-type="float">
            <text:p>0.01468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6.9387709562637658e-540'</text:p>
          </table:table-cell>
          <table:table-cell office:value-type="string" calcext:value-type="string">
            <text:p><text:s/>'1.7492884950151371e-538'</text:p>
          </table:table-cell>
          <table:table-cell office:value-type="float" office:value="-8.50984807078315" calcext:value-type="float">
            <text:p>-8.5098480708</text:p>
          </table:table-cell>
          <table:table-cell office:value-type="float" office:value="0.172737970948254" calcext:value-type="float">
            <text:p>0.1727379709</text:p>
          </table:table-cell>
          <table:table-cell office:value-type="float" office:value="2.24857885588693" calcext:value-type="float">
            <text:p>2.2485788559</text:p>
          </table:table-cell>
          <table:table-cell office:value-type="float" office:value="0.000164619435247025" calcext:value-type="float">
            <text:p>0.0001646194</text:p>
          </table:table-cell>
          <table:table-cell office:value-type="float" office:value="0.00633035536123519" calcext:value-type="float">
            <text:p>0.0063303554</text:p>
          </table:table-cell>
          <table:table-cell office:value-type="float" office:value="0.00000139886429149608" calcext:value-type="float">
            <text:p>1.39886429149608E-06</text:p>
          </table:table-cell>
          <table:table-cell office:value-type="float" office:value="-810.211399717178" calcext:value-type="float">
            <text:p>-810.2113997172</text:p>
          </table:table-cell>
          <table:table-cell office:value-type="float" office:value="15.1833764844138" calcext:value-type="float">
            <text:p>15.1833764844</text:p>
          </table:table-cell>
          <table:table-cell office:value-type="float" office:value="0.0169729355681562" calcext:value-type="float">
            <text:p>0.0169729356</text:p>
          </table:table-cell>
          <table:table-cell office:value-type="float" office:value="0" calcext:value-type="float">
            <text:p>0</text:p>
          </table:table-cell>
          <table:table-cell office:value-type="float" office:value="0.014432" calcext:value-type="float">
            <text:p>0.014432</text:p>
          </table:table-cell>
          <table:table-cell office:value-type="float" office:value="0.01571" calcext:value-type="float">
            <text:p>0.01571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orted by MI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" office:value-type="string" calcext:value-type="string">
            <text:p><text:s/>'4.2382161144383849e-549'</text:p>
          </table:table-cell>
          <table:table-cell office:value-type="string" calcext:value-type="string">
            <text:p><text:s/>'1.0797011319726204e-547'</text:p>
          </table:table-cell>
          <table:table-cell office:value-type="float" office:value="-8.57636563559694" calcext:value-type="float">
            <text:p>-8.5763656356</text:p>
          </table:table-cell>
          <table:table-cell office:value-type="float" office:value="0.159493314367821" calcext:value-type="float">
            <text:p>0.1594933144</text:p>
          </table:table-cell>
          <table:table-cell table:style-name="ce1" office:value-type="float" office:value="1.78866184991838" calcext:value-type="float">
            <text:p>1.7886618499</text:p>
          </table:table-cell>
          <table:table-cell office:value-type="float" office:value="0.0000913407901664377" calcext:value-type="float">
            <text:p>9.13407901664377E-05</text:p>
          </table:table-cell>
          <table:table-cell office:value-type="float" office:value="0.00852855419966305" calcext:value-type="float">
            <text:p>0.0085285542</text:p>
          </table:table-cell>
          <table:table-cell office:value-type="float" office:value="0.00000205455440324501" calcext:value-type="float">
            <text:p>2.05455440324501E-06</text:p>
          </table:table-cell>
          <table:table-cell table:style-name="ce1" office:value-type="float" office:value="-847.826118902286" calcext:value-type="float">
            <text:p>-847.8261189023</text:p>
          </table:table-cell>
          <table:table-cell office:value-type="float" office:value="13.5378430299478" calcext:value-type="float">
            <text:p>13.5378430299</text:p>
          </table:table-cell>
          <table:table-cell table:style-name="ce1" office:value-type="float" office:value="0.0152981800010506" calcext:value-type="float">
            <text:p>0.015298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3827" calcext:value-type="float">
            <text:p>0.013827</text:p>
          </table:table-cell>
          <table:table-cell office:value-type="float" office:value="0.0151495" calcext:value-type="float">
            <text:p>0.01514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6304657668949948e-546'</text:p>
          </table:table-cell>
          <table:table-cell office:value-type="string" calcext:value-type="string">
            <text:p><text:s/>'4.0389461589780800e-545'</text:p>
          </table:table-cell>
          <table:table-cell office:value-type="float" office:value="-8.69492596982052" calcext:value-type="float">
            <text:p>-8.6949259698</text:p>
          </table:table-cell>
          <table:table-cell office:value-type="float" office:value="0.144660259259438" calcext:value-type="float">
            <text:p>0.1446602593</text:p>
          </table:table-cell>
          <table:table-cell office:value-type="float" office:value="2.1987239498025" calcext:value-type="float">
            <text:p>2.1987239498</text:p>
          </table:table-cell>
          <table:table-cell office:value-type="float" office:value="0.000168653354838951" calcext:value-type="float">
            <text:p>0.0001686534</text:p>
          </table:table-cell>
          <table:table-cell office:value-type="float" office:value="0.00548052489131933" calcext:value-type="float">
            <text:p>0.0054805249</text:p>
          </table:table-cell>
          <table:table-cell office:value-type="float" office:value="0.00000108084607135324" calcext:value-type="float">
            <text:p>1.08084607135324E-06</text:p>
          </table:table-cell>
          <table:table-cell office:value-type="float" office:value="-817.601246782547" calcext:value-type="float">
            <text:p>-817.6012467825</text:p>
          </table:table-cell>
          <table:table-cell office:value-type="float" office:value="15.6219063234924" calcext:value-type="float">
            <text:p>15.6219063235</text:p>
          </table:table-cell>
          <table:table-cell office:value-type="float" office:value="0.0165345243652381" calcext:value-type="float">
            <text:p>0.0165345244</text:p>
          </table:table-cell>
          <table:table-cell office:value-type="float" office:value="0" calcext:value-type="float">
            <text:p>0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0.01507" calcext:value-type="float">
            <text:p>0.01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6.9387709562637658e-540'</text:p>
          </table:table-cell>
          <table:table-cell office:value-type="string" calcext:value-type="string">
            <text:p><text:s/>'1.7492884950151371e-538'</text:p>
          </table:table-cell>
          <table:table-cell office:value-type="float" office:value="-8.50984807078315" calcext:value-type="float">
            <text:p>-8.5098480708</text:p>
          </table:table-cell>
          <table:table-cell office:value-type="float" office:value="0.172737970948254" calcext:value-type="float">
            <text:p>0.1727379709</text:p>
          </table:table-cell>
          <table:table-cell office:value-type="float" office:value="2.24857885588693" calcext:value-type="float">
            <text:p>2.2485788559</text:p>
          </table:table-cell>
          <table:table-cell office:value-type="float" office:value="0.000164619435247025" calcext:value-type="float">
            <text:p>0.0001646194</text:p>
          </table:table-cell>
          <table:table-cell office:value-type="float" office:value="0.00633035536123519" calcext:value-type="float">
            <text:p>0.0063303554</text:p>
          </table:table-cell>
          <table:table-cell office:value-type="float" office:value="0.00000139886429149608" calcext:value-type="float">
            <text:p>1.39886429149608E-06</text:p>
          </table:table-cell>
          <table:table-cell office:value-type="float" office:value="-810.211399717178" calcext:value-type="float">
            <text:p>-810.2113997172</text:p>
          </table:table-cell>
          <table:table-cell office:value-type="float" office:value="15.1833764844138" calcext:value-type="float">
            <text:p>15.1833764844</text:p>
          </table:table-cell>
          <table:table-cell office:value-type="float" office:value="0.0169729355681562" calcext:value-type="float">
            <text:p>0.0169729356</text:p>
          </table:table-cell>
          <table:table-cell office:value-type="float" office:value="0" calcext:value-type="float">
            <text:p>0</text:p>
          </table:table-cell>
          <table:table-cell office:value-type="float" office:value="0.014432" calcext:value-type="float">
            <text:p>0.014432</text:p>
          </table:table-cell>
          <table:table-cell office:value-type="float" office:value="0.01571" calcext:value-type="float">
            <text:p>0.01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4500414819059902e-537'</text:p>
          </table:table-cell>
          <table:table-cell office:value-type="string" calcext:value-type="string">
            <text:p><text:s/>'3.6862129258062411e-536'</text:p>
          </table:table-cell>
          <table:table-cell office:value-type="float" office:value="-8.48204151705255" calcext:value-type="float">
            <text:p>-8.4820415171</text:p>
          </table:table-cell>
          <table:table-cell office:value-type="float" office:value="0.178578180536131" calcext:value-type="float">
            <text:p>0.1785781805</text:p>
          </table:table-cell>
          <table:table-cell office:value-type="float" office:value="2.1506914796473" calcext:value-type="float">
            <text:p>2.1506914796</text:p>
          </table:table-cell>
          <table:table-cell office:value-type="float" office:value="0.000157692502305672" calcext:value-type="float">
            <text:p>0.0001576925</text:p>
          </table:table-cell>
          <table:table-cell office:value-type="float" office:value="0.00767117974803345" calcext:value-type="float">
            <text:p>0.0076711797</text:p>
          </table:table-cell>
          <table:table-cell office:value-type="float" office:value="0.00000180422951961925" calcext:value-type="float">
            <text:p>1.80422951961925E-06</text:p>
          </table:table-cell>
          <table:table-cell office:value-type="float" office:value="-818.393846204144" calcext:value-type="float">
            <text:p>-818.3938462041</text:p>
          </table:table-cell>
          <table:table-cell office:value-type="float" office:value="15.3445001358932" calcext:value-type="float">
            <text:p>15.3445001359</text:p>
          </table:table-cell>
          <table:table-cell office:value-type="float" office:value="0.0168428911543525" calcext:value-type="float">
            <text:p>0.0168428912</text:p>
          </table:table-cell>
          <table:table-cell office:value-type="float" office:value="0" calcext:value-type="float">
            <text:p>0</text:p>
          </table:table-cell>
          <table:table-cell office:value-type="float" office:value="0.0138880125033499" calcext:value-type="float">
            <text:p>0.0138880125</text:p>
          </table:table-cell>
          <table:table-cell office:value-type="float" office:value="0.0161146912029924" calcext:value-type="float">
            <text:p>0.01611469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8.6461053591666987e-537'</text:p>
          </table:table-cell>
          <table:table-cell office:value-type="string" calcext:value-type="string">
            <text:p><text:s/>'2.2026167010181418e-535'</text:p>
          </table:table-cell>
          <table:table-cell office:value-type="float" office:value="-8.39658473860356" calcext:value-type="float">
            <text:p>-8.3965847386</text:p>
          </table:table-cell>
          <table:table-cell office:value-type="float" office:value="0.172716446799734" calcext:value-type="float">
            <text:p>0.1727164468</text:p>
          </table:table-cell>
          <table:table-cell office:value-type="float" office:value="1.94412098368286" calcext:value-type="float">
            <text:p>1.9441209837</text:p>
          </table:table-cell>
          <table:table-cell office:value-type="float" office:value="0.000108357419698926" calcext:value-type="float">
            <text:p>0.0001083574</text:p>
          </table:table-cell>
          <table:table-cell office:value-type="float" office:value="0.0092802261924652" calcext:value-type="float">
            <text:p>0.0092802262</text:p>
          </table:table-cell>
          <table:table-cell office:value-type="float" office:value="0.00000208129915390127" calcext:value-type="float">
            <text:p>2.08129915390127E-06</text:p>
          </table:table-cell>
          <table:table-cell office:value-type="float" office:value="-832.418089972698" calcext:value-type="float">
            <text:p>-832.4180899727</text:p>
          </table:table-cell>
          <table:table-cell office:value-type="float" office:value="14.0103619765449" calcext:value-type="float">
            <text:p>14.0103619765</text:p>
          </table:table-cell>
          <table:table-cell office:value-type="float" office:value="0.0154647445094814" calcext:value-type="float">
            <text:p>0.0154647445</text:p>
          </table:table-cell>
          <table:table-cell office:value-type="float" office:value="0" calcext:value-type="float">
            <text:p>0</text:p>
          </table:table-cell>
          <table:table-cell office:value-type="float" office:value="0.01394656619" calcext:value-type="float">
            <text:p>0.0139465662</text:p>
          </table:table-cell>
          <table:table-cell office:value-type="float" office:value="0.0146842" calcext:value-type="float">
            <text:p>0.0146842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Sorted by T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1" office:value-type="string" calcext:value-type="string">
            <text:p><text:s/>'4.2382161144383849e-549'</text:p>
          </table:table-cell>
          <table:table-cell office:value-type="string" calcext:value-type="string">
            <text:p><text:s/>'1.0797011319726204e-547'</text:p>
          </table:table-cell>
          <table:table-cell office:value-type="float" office:value="-8.57636563559694" calcext:value-type="float">
            <text:p>-8.5763656356</text:p>
          </table:table-cell>
          <table:table-cell office:value-type="float" office:value="0.159493314367821" calcext:value-type="float">
            <text:p>0.1594933144</text:p>
          </table:table-cell>
          <table:table-cell table:style-name="ce1" office:value-type="float" office:value="1.78866184991838" calcext:value-type="float">
            <text:p>1.7886618499</text:p>
          </table:table-cell>
          <table:table-cell office:value-type="float" office:value="0.0000913407901664377" calcext:value-type="float">
            <text:p>9.13407901664377E-05</text:p>
          </table:table-cell>
          <table:table-cell office:value-type="float" office:value="0.00852855419966305" calcext:value-type="float">
            <text:p>0.0085285542</text:p>
          </table:table-cell>
          <table:table-cell office:value-type="float" office:value="0.00000205455440324501" calcext:value-type="float">
            <text:p>2.05455440324501E-06</text:p>
          </table:table-cell>
          <table:table-cell table:style-name="ce1" office:value-type="float" office:value="-847.826118902286" calcext:value-type="float">
            <text:p>-847.8261189023</text:p>
          </table:table-cell>
          <table:table-cell office:value-type="float" office:value="13.5378430299478" calcext:value-type="float">
            <text:p>13.5378430299</text:p>
          </table:table-cell>
          <table:table-cell table:style-name="ce1" office:value-type="float" office:value="0.0152981800010506" calcext:value-type="float">
            <text:p>0.015298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13827" calcext:value-type="float">
            <text:p>0.013827</text:p>
          </table:table-cell>
          <table:table-cell office:value-type="float" office:value="0.0151495" calcext:value-type="float">
            <text:p>0.015149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8.6461053591666987e-537'</text:p>
          </table:table-cell>
          <table:table-cell office:value-type="string" calcext:value-type="string">
            <text:p><text:s/>'2.2026167010181418e-535'</text:p>
          </table:table-cell>
          <table:table-cell office:value-type="float" office:value="-8.39658473860356" calcext:value-type="float">
            <text:p>-8.3965847386</text:p>
          </table:table-cell>
          <table:table-cell office:value-type="float" office:value="0.172716446799734" calcext:value-type="float">
            <text:p>0.1727164468</text:p>
          </table:table-cell>
          <table:table-cell office:value-type="float" office:value="1.94412098368286" calcext:value-type="float">
            <text:p>1.9441209837</text:p>
          </table:table-cell>
          <table:table-cell office:value-type="float" office:value="0.000108357419698926" calcext:value-type="float">
            <text:p>0.0001083574</text:p>
          </table:table-cell>
          <table:table-cell office:value-type="float" office:value="0.0092802261924652" calcext:value-type="float">
            <text:p>0.0092802262</text:p>
          </table:table-cell>
          <table:table-cell office:value-type="float" office:value="0.00000208129915390127" calcext:value-type="float">
            <text:p>2.08129915390127E-06</text:p>
          </table:table-cell>
          <table:table-cell office:value-type="float" office:value="-832.418089972698" calcext:value-type="float">
            <text:p>-832.4180899727</text:p>
          </table:table-cell>
          <table:table-cell office:value-type="float" office:value="14.0103619765449" calcext:value-type="float">
            <text:p>14.0103619765</text:p>
          </table:table-cell>
          <table:table-cell office:value-type="float" office:value="0.0154647445094814" calcext:value-type="float">
            <text:p>0.0154647445</text:p>
          </table:table-cell>
          <table:table-cell office:value-type="float" office:value="0" calcext:value-type="float">
            <text:p>0</text:p>
          </table:table-cell>
          <table:table-cell office:value-type="float" office:value="0.01394656619" calcext:value-type="float">
            <text:p>0.0139465662</text:p>
          </table:table-cell>
          <table:table-cell office:value-type="float" office:value="0.0146842" calcext:value-type="float">
            <text:p>0.0146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4500414819059902e-537'</text:p>
          </table:table-cell>
          <table:table-cell office:value-type="string" calcext:value-type="string">
            <text:p><text:s/>'3.6862129258062411e-536'</text:p>
          </table:table-cell>
          <table:table-cell office:value-type="float" office:value="-8.48204151705255" calcext:value-type="float">
            <text:p>-8.4820415171</text:p>
          </table:table-cell>
          <table:table-cell office:value-type="float" office:value="0.178578180536131" calcext:value-type="float">
            <text:p>0.1785781805</text:p>
          </table:table-cell>
          <table:table-cell office:value-type="float" office:value="2.1506914796473" calcext:value-type="float">
            <text:p>2.1506914796</text:p>
          </table:table-cell>
          <table:table-cell office:value-type="float" office:value="0.000157692502305672" calcext:value-type="float">
            <text:p>0.0001576925</text:p>
          </table:table-cell>
          <table:table-cell office:value-type="float" office:value="0.00767117974803345" calcext:value-type="float">
            <text:p>0.0076711797</text:p>
          </table:table-cell>
          <table:table-cell office:value-type="float" office:value="0.00000180422951961925" calcext:value-type="float">
            <text:p>1.80422951961925E-06</text:p>
          </table:table-cell>
          <table:table-cell office:value-type="float" office:value="-818.393846204144" calcext:value-type="float">
            <text:p>-818.3938462041</text:p>
          </table:table-cell>
          <table:table-cell office:value-type="float" office:value="15.3445001358932" calcext:value-type="float">
            <text:p>15.3445001359</text:p>
          </table:table-cell>
          <table:table-cell office:value-type="float" office:value="0.0168428911543525" calcext:value-type="float">
            <text:p>0.0168428912</text:p>
          </table:table-cell>
          <table:table-cell office:value-type="float" office:value="0" calcext:value-type="float">
            <text:p>0</text:p>
          </table:table-cell>
          <table:table-cell office:value-type="float" office:value="0.0138880125033499" calcext:value-type="float">
            <text:p>0.0138880125</text:p>
          </table:table-cell>
          <table:table-cell office:value-type="float" office:value="0.0161146912029924" calcext:value-type="float">
            <text:p>0.01611469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<text:s/>'1.6304657668949948e-546'</text:p>
          </table:table-cell>
          <table:table-cell office:value-type="string" calcext:value-type="string">
            <text:p><text:s/>'4.0389461589780800e-545'</text:p>
          </table:table-cell>
          <table:table-cell office:value-type="float" office:value="-8.69492596982052" calcext:value-type="float">
            <text:p>-8.6949259698</text:p>
          </table:table-cell>
          <table:table-cell office:value-type="float" office:value="0.144660259259438" calcext:value-type="float">
            <text:p>0.1446602593</text:p>
          </table:table-cell>
          <table:table-cell office:value-type="float" office:value="2.1987239498025" calcext:value-type="float">
            <text:p>2.1987239498</text:p>
          </table:table-cell>
          <table:table-cell office:value-type="float" office:value="0.000168653354838951" calcext:value-type="float">
            <text:p>0.0001686534</text:p>
          </table:table-cell>
          <table:table-cell office:value-type="float" office:value="0.00548052489131933" calcext:value-type="float">
            <text:p>0.0054805249</text:p>
          </table:table-cell>
          <table:table-cell office:value-type="float" office:value="0.00000108084607135324" calcext:value-type="float">
            <text:p>1.08084607135324E-06</text:p>
          </table:table-cell>
          <table:table-cell office:value-type="float" office:value="-817.601246782547" calcext:value-type="float">
            <text:p>-817.6012467825</text:p>
          </table:table-cell>
          <table:table-cell office:value-type="float" office:value="15.6219063234924" calcext:value-type="float">
            <text:p>15.6219063235</text:p>
          </table:table-cell>
          <table:table-cell office:value-type="float" office:value="0.0165345243652381" calcext:value-type="float">
            <text:p>0.0165345244</text:p>
          </table:table-cell>
          <table:table-cell office:value-type="float" office:value="0" calcext:value-type="float">
            <text:p>0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0.01507" calcext:value-type="float">
            <text:p>0.01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string" calcext:value-type="string">
            <text:p><text:s/>'6.9387709562637658e-540'</text:p>
          </table:table-cell>
          <table:table-cell office:value-type="string" calcext:value-type="string">
            <text:p><text:s/>'1.7492884950151371e-538'</text:p>
          </table:table-cell>
          <table:table-cell office:value-type="float" office:value="-8.50984807078315" calcext:value-type="float">
            <text:p>-8.5098480708</text:p>
          </table:table-cell>
          <table:table-cell office:value-type="float" office:value="0.172737970948254" calcext:value-type="float">
            <text:p>0.1727379709</text:p>
          </table:table-cell>
          <table:table-cell office:value-type="float" office:value="2.24857885588693" calcext:value-type="float">
            <text:p>2.2485788559</text:p>
          </table:table-cell>
          <table:table-cell office:value-type="float" office:value="0.000164619435247025" calcext:value-type="float">
            <text:p>0.0001646194</text:p>
          </table:table-cell>
          <table:table-cell office:value-type="float" office:value="0.00633035536123519" calcext:value-type="float">
            <text:p>0.0063303554</text:p>
          </table:table-cell>
          <table:table-cell office:value-type="float" office:value="0.00000139886429149608" calcext:value-type="float">
            <text:p>1.39886429149608E-06</text:p>
          </table:table-cell>
          <table:table-cell office:value-type="float" office:value="-810.211399717178" calcext:value-type="float">
            <text:p>-810.2113997172</text:p>
          </table:table-cell>
          <table:table-cell office:value-type="float" office:value="15.1833764844138" calcext:value-type="float">
            <text:p>15.1833764844</text:p>
          </table:table-cell>
          <table:table-cell office:value-type="float" office:value="0.0169729355681562" calcext:value-type="float">
            <text:p>0.0169729356</text:p>
          </table:table-cell>
          <table:table-cell office:value-type="float" office:value="0" calcext:value-type="float">
            <text:p>0</text:p>
          </table:table-cell>
          <table:table-cell office:value-type="float" office:value="0.014432" calcext:value-type="float">
            <text:p>0.014432</text:p>
          </table:table-cell>
          <table:table-cell office:value-type="float" office:value="0.01571" calcext:value-type="float">
            <text:p>0.01571</text:p>
          </table:table-cell>
        </table:table-row>
      </table:table>
      <table:table table:name="20m Curve, Single Camera, Multi FoV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20m Radius road, 1 camera, multiple FoV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Placement 1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3"/>
          <table:table-cell office:value-type="string" calcext:value-type="string">
            <text:p>The “final” measures are a bit crap since they just measure the uncertainty at stopping time so placing the last placement i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iddle Posit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bviously the best!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H Fov</text:p>
          </table:table-cell>
          <table:table-cell table:style-name="ce1" office:value-type="string" calcext:value-type="string">
            <text:p>V Fov</text:p>
          </table:table-cell>
          <table:table-cell table:style-name="ce1" office:value-type="string" calcext:value-type="string">
            <text:p>Mutual Information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Ending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Final Trace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Mean total Entropy</text:p>
          </table:table-cell>
          <table:table-cell office:value-type="string" calcext:value-type="string">
            <text:p>stddev</text:p>
          </table:table-cell>
          <table:table-cell table:style-name="ce1" office:value-type="string" calcext:value-type="string">
            <text:p>Crosstrack error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ean Belief Error</text:p>
          </table:table-cell>
          <table:table-cell office:value-type="string" calcext:value-type="string">
            <text:p>Stddev Belief Error 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'3.1197947302230246e-1406'</text:p>
          </table:table-cell>
          <table:table-cell office:value-type="string" calcext:value-type="string">
            <text:p><text:s/>'1.2480040454086223e-1404'</text:p>
          </table:table-cell>
          <table:table-cell office:value-type="float" office:value="-9.91105357846232" calcext:value-type="float">
            <text:p>-9.9110535785</text:p>
          </table:table-cell>
          <table:table-cell office:value-type="float" office:value="0.276197569083885" calcext:value-type="float">
            <text:p>0.2761975691</text:p>
          </table:table-cell>
          <table:table-cell office:value-type="float" office:value="6.9552627339634" calcext:value-type="float">
            <text:p>6.955262734</text:p>
          </table:table-cell>
          <table:table-cell office:value-type="float" office:value="0.000464981271038808" calcext:value-type="float">
            <text:p>0.0004649813</text:p>
          </table:table-cell>
          <table:table-cell office:value-type="float" office:value="0.00559437554880648" calcext:value-type="float">
            <text:p>0.0055943755</text:p>
          </table:table-cell>
          <table:table-cell office:value-type="float" office:value="0.000000546196310250151" calcext:value-type="float">
            <text:p>5.46196310250151E-07</text:p>
          </table:table-cell>
          <table:table-cell office:value-type="float" office:value="-2476.97409251418" calcext:value-type="float">
            <text:p>-2476.9740925142</text:p>
          </table:table-cell>
          <table:table-cell office:value-type="float" office:value="58.8889931561022" calcext:value-type="float">
            <text:p>58.8889931561</text:p>
          </table:table-cell>
          <table:table-cell office:value-type="float" office:value="0.465208230953832" calcext:value-type="float">
            <text:p>0.465208231</text:p>
          </table:table-cell>
          <table:table-cell office:value-type="float" office:value="0" calcext:value-type="float">
            <text:p>0</text:p>
          </table:table-cell>
          <table:table-cell office:value-type="float" office:value="0.0227531555098714" calcext:value-type="float">
            <text:p>0.0227531555</text:p>
          </table:table-cell>
          <table:table-cell office:value-type="float" office:value="0.0276626151830921" calcext:value-type="float">
            <text:p>0.027662615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'8.0267313258036897e-1392'</text:p>
          </table:table-cell>
          <table:table-cell office:value-type="string" calcext:value-type="string">
            <text:p><text:s/>'2.4733133792963722e-1390'</text:p>
          </table:table-cell>
          <table:table-cell office:value-type="float" office:value="-7.91218609311816" calcext:value-type="float">
            <text:p>-7.9121860931</text:p>
          </table:table-cell>
          <table:table-cell office:value-type="float" office:value="0.799971502065477" calcext:value-type="float">
            <text:p>0.7999715021</text:p>
          </table:table-cell>
          <table:table-cell office:value-type="float" office:value="8.29213669124054" calcext:value-type="float">
            <text:p>8.2921366912</text:p>
          </table:table-cell>
          <table:table-cell office:value-type="float" office:value="0.000761868393832043" calcext:value-type="float">
            <text:p>0.0007618684</text:p>
          </table:table-cell>
          <table:table-cell office:value-type="float" office:value="0.0102449376249166" calcext:value-type="float">
            <text:p>0.0102449376</text:p>
          </table:table-cell>
          <table:table-cell office:value-type="float" office:value="0.00000284658912886543" calcext:value-type="float">
            <text:p>2.84658912886543E-06</text:p>
          </table:table-cell>
          <table:table-cell office:value-type="float" office:value="-2181.25092623684" calcext:value-type="float">
            <text:p>-2181.2509262368</text:p>
          </table:table-cell>
          <table:table-cell office:value-type="float" office:value="97.3396216228565" calcext:value-type="float">
            <text:p>97.3396216229</text:p>
          </table:table-cell>
          <table:table-cell office:value-type="float" office:value="0.443332474486769" calcext:value-type="float">
            <text:p>0.4433324745</text:p>
          </table:table-cell>
          <table:table-cell office:value-type="float" office:value="0" calcext:value-type="float">
            <text:p>0</text:p>
          </table:table-cell>
          <table:table-cell office:value-type="float" office:value="0.0264978723209235" calcext:value-type="float">
            <text:p>0.0264978723</text:p>
          </table:table-cell>
          <table:table-cell office:value-type="float" office:value="0.0326898329292677" calcext:value-type="float">
            <text:p>0.03268983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'5.1800811880592039e-1387'</text:p>
          </table:table-cell>
          <table:table-cell office:value-type="string" calcext:value-type="string">
            <text:p><text:s/>'1.5448110781640285e-1385'</text:p>
          </table:table-cell>
          <table:table-cell office:value-type="float" office:value="-7.72885371148024" calcext:value-type="float">
            <text:p>-7.7288537115</text:p>
          </table:table-cell>
          <table:table-cell office:value-type="float" office:value="0.925088445162186" calcext:value-type="float">
            <text:p>0.9250884452</text:p>
          </table:table-cell>
          <table:table-cell office:value-type="float" office:value="8.77289649484081" calcext:value-type="float">
            <text:p>8.7728964948</text:p>
          </table:table-cell>
          <table:table-cell office:value-type="float" office:value="0.000755814707341345" calcext:value-type="float">
            <text:p>0.0007558147</text:p>
          </table:table-cell>
          <table:table-cell office:value-type="float" office:value="0.0109573784154986" calcext:value-type="float">
            <text:p>0.0109573784</text:p>
          </table:table-cell>
          <table:table-cell office:value-type="float" office:value="0.00000346363420833159" calcext:value-type="float">
            <text:p>3.46363420833159E-06</text:p>
          </table:table-cell>
          <table:table-cell office:value-type="float" office:value="-2139.07015036504" calcext:value-type="float">
            <text:p>-2139.070150365</text:p>
          </table:table-cell>
          <table:table-cell office:value-type="float" office:value="103.336320851444" calcext:value-type="float">
            <text:p>103.3363208514</text:p>
          </table:table-cell>
          <table:table-cell office:value-type="float" office:value="0.444166446832496" calcext:value-type="float">
            <text:p>0.4441664468</text:p>
          </table:table-cell>
          <table:table-cell office:value-type="float" office:value="0" calcext:value-type="float">
            <text:p>0</text:p>
          </table:table-cell>
          <table:table-cell office:value-type="float" office:value="0.0272812599269004" calcext:value-type="float">
            <text:p>0.0272812599</text:p>
          </table:table-cell>
          <table:table-cell office:value-type="float" office:value="0.0332870141034677" calcext:value-type="float">
            <text:p>0.033287014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<text:s/>'9.5795674558806850e-1430'</text:p>
          </table:table-cell>
          <table:table-cell office:value-type="string" calcext:value-type="string">
            <text:p><text:s/>'3.9539171139749067e-1428'</text:p>
          </table:table-cell>
          <table:table-cell office:value-type="float" office:value="-8.98621583776932" calcext:value-type="float">
            <text:p>-8.9862158378</text:p>
          </table:table-cell>
          <table:table-cell office:value-type="float" office:value="0.10171525794608" calcext:value-type="float">
            <text:p>0.1017152579</text:p>
          </table:table-cell>
          <table:table-cell table:style-name="ce1" office:value-type="float" office:value="6.28821848654842" calcext:value-type="float">
            <text:p>6.2882184865</text:p>
          </table:table-cell>
          <table:table-cell office:value-type="float" office:value="0.000242803006769088" calcext:value-type="float">
            <text:p>0.000242803</text:p>
          </table:table-cell>
          <table:table-cell office:value-type="float" office:value="0.0070403074272997" calcext:value-type="float">
            <text:p>0.0070403074</text:p>
          </table:table-cell>
          <table:table-cell office:value-type="float" office:value="0.000000165287495537922" calcext:value-type="float">
            <text:p>1.65287495537922E-07</text:p>
          </table:table-cell>
          <table:table-cell office:value-type="float" office:value="-2397.88102999819" calcext:value-type="float">
            <text:p>-2397.8810299982</text:p>
          </table:table-cell>
          <table:table-cell office:value-type="float" office:value="27.1798460551714" calcext:value-type="float">
            <text:p>27.1798460552</text:p>
          </table:table-cell>
          <table:table-cell table:style-name="ce1" office:value-type="float" office:value="0.443343158314894" calcext:value-type="float">
            <text:p>0.443343158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222305031030536" calcext:value-type="float">
            <text:p>0.0222305031</text:p>
          </table:table-cell>
          <table:table-cell office:value-type="float" office:value="0.0258959835390862" calcext:value-type="float">
            <text:p>0.02589598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'4.1760424663718039e-1426'</text:p>
          </table:table-cell>
          <table:table-cell office:value-type="string" calcext:value-type="string">
            <text:p><text:s/>'1.7241003989888549e-1424'</text:p>
          </table:table-cell>
          <table:table-cell office:value-type="float" office:value="-9.18133603982565" calcext:value-type="float">
            <text:p>-9.1813360398</text:p>
          </table:table-cell>
          <table:table-cell office:value-type="float" office:value="0.120517378397564" calcext:value-type="float">
            <text:p>0.1205173784</text:p>
          </table:table-cell>
          <table:table-cell office:value-type="float" office:value="8.05724930889164" calcext:value-type="float">
            <text:p>8.0572493089</text:p>
          </table:table-cell>
          <table:table-cell office:value-type="float" office:value="0.000379475199527002" calcext:value-type="float">
            <text:p>0.0003794752</text:p>
          </table:table-cell>
          <table:table-cell office:value-type="float" office:value="0.00590616467966277" calcext:value-type="float">
            <text:p>0.0059061647</text:p>
          </table:table-cell>
          <table:table-cell office:value-type="float" office:value="0.00000016513988484741" calcext:value-type="float">
            <text:p>1.6513988484741E-07</text:p>
          </table:table-cell>
          <table:table-cell office:value-type="float" office:value="-2283.6196388886" calcext:value-type="float">
            <text:p>-2283.6196388886</text:p>
          </table:table-cell>
          <table:table-cell office:value-type="float" office:value="32.9632944863017" calcext:value-type="float">
            <text:p>32.9632944863</text:p>
          </table:table-cell>
          <table:table-cell office:value-type="float" office:value="0.444415819628677" calcext:value-type="float">
            <text:p>0.4444158196</text:p>
          </table:table-cell>
          <table:table-cell office:value-type="float" office:value="0" calcext:value-type="float">
            <text:p>0</text:p>
          </table:table-cell>
          <table:table-cell office:value-type="float" office:value="0.0253748292951329" calcext:value-type="float">
            <text:p>0.0253748293</text:p>
          </table:table-cell>
          <table:table-cell office:value-type="float" office:value="0.0312783715218002" calcext:value-type="float">
            <text:p>0.0312783715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Sorted by MI</text:p>
          </table:table-cell>
          <table:table-cell table:number-columns-repeated="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<text:s/>'9.5795674558806850e-1430'</text:p>
          </table:table-cell>
          <table:table-cell office:value-type="string" calcext:value-type="string">
            <text:p><text:s/>'3.9539171139749067e-1428'</text:p>
          </table:table-cell>
          <table:table-cell office:value-type="float" office:value="-8.98621583776932" calcext:value-type="float">
            <text:p>-8.9862158378</text:p>
          </table:table-cell>
          <table:table-cell office:value-type="float" office:value="0.10171525794608" calcext:value-type="float">
            <text:p>0.1017152579</text:p>
          </table:table-cell>
          <table:table-cell table:style-name="ce1" office:value-type="float" office:value="6.28821848654842" calcext:value-type="float">
            <text:p>6.2882184865</text:p>
          </table:table-cell>
          <table:table-cell office:value-type="float" office:value="0.000242803006769088" calcext:value-type="float">
            <text:p>0.000242803</text:p>
          </table:table-cell>
          <table:table-cell office:value-type="float" office:value="0.0070403074272997" calcext:value-type="float">
            <text:p>0.0070403074</text:p>
          </table:table-cell>
          <table:table-cell office:value-type="float" office:value="0.000000165287495537922" calcext:value-type="float">
            <text:p>1.65287495537922E-07</text:p>
          </table:table-cell>
          <table:table-cell office:value-type="float" office:value="-2397.88102999819" calcext:value-type="float">
            <text:p>-2397.8810299982</text:p>
          </table:table-cell>
          <table:table-cell office:value-type="float" office:value="27.1798460551714" calcext:value-type="float">
            <text:p>27.1798460552</text:p>
          </table:table-cell>
          <table:table-cell table:style-name="ce1" office:value-type="float" office:value="0.443343158314894" calcext:value-type="float">
            <text:p>0.443343158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222305031030536" calcext:value-type="float">
            <text:p>0.0222305031</text:p>
          </table:table-cell>
          <table:table-cell office:value-type="float" office:value="0.0258959835390862" calcext:value-type="float">
            <text:p>0.02589598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'4.1760424663718039e-1426'</text:p>
          </table:table-cell>
          <table:table-cell office:value-type="string" calcext:value-type="string">
            <text:p><text:s/>'1.7241003989888549e-1424'</text:p>
          </table:table-cell>
          <table:table-cell office:value-type="float" office:value="-9.18133603982565" calcext:value-type="float">
            <text:p>-9.1813360398</text:p>
          </table:table-cell>
          <table:table-cell office:value-type="float" office:value="0.120517378397564" calcext:value-type="float">
            <text:p>0.1205173784</text:p>
          </table:table-cell>
          <table:table-cell office:value-type="float" office:value="8.05724930889164" calcext:value-type="float">
            <text:p>8.0572493089</text:p>
          </table:table-cell>
          <table:table-cell office:value-type="float" office:value="0.000379475199527002" calcext:value-type="float">
            <text:p>0.0003794752</text:p>
          </table:table-cell>
          <table:table-cell office:value-type="float" office:value="0.00590616467966277" calcext:value-type="float">
            <text:p>0.0059061647</text:p>
          </table:table-cell>
          <table:table-cell office:value-type="float" office:value="0.00000016513988484741" calcext:value-type="float">
            <text:p>1.6513988484741E-07</text:p>
          </table:table-cell>
          <table:table-cell office:value-type="float" office:value="-2283.6196388886" calcext:value-type="float">
            <text:p>-2283.6196388886</text:p>
          </table:table-cell>
          <table:table-cell office:value-type="float" office:value="32.9632944863017" calcext:value-type="float">
            <text:p>32.9632944863</text:p>
          </table:table-cell>
          <table:table-cell office:value-type="float" office:value="0.444415819628677" calcext:value-type="float">
            <text:p>0.4444158196</text:p>
          </table:table-cell>
          <table:table-cell office:value-type="float" office:value="0" calcext:value-type="float">
            <text:p>0</text:p>
          </table:table-cell>
          <table:table-cell office:value-type="float" office:value="0.0253748292951329" calcext:value-type="float">
            <text:p>0.0253748293</text:p>
          </table:table-cell>
          <table:table-cell office:value-type="float" office:value="0.0312783715218002" calcext:value-type="float">
            <text:p>0.03127837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'3.1197947302230246e-1406'</text:p>
          </table:table-cell>
          <table:table-cell office:value-type="string" calcext:value-type="string">
            <text:p><text:s/>'1.2480040454086223e-1404'</text:p>
          </table:table-cell>
          <table:table-cell office:value-type="float" office:value="-9.91105357846232" calcext:value-type="float">
            <text:p>-9.9110535785</text:p>
          </table:table-cell>
          <table:table-cell office:value-type="float" office:value="0.276197569083885" calcext:value-type="float">
            <text:p>0.2761975691</text:p>
          </table:table-cell>
          <table:table-cell office:value-type="float" office:value="6.9552627339634" calcext:value-type="float">
            <text:p>6.955262734</text:p>
          </table:table-cell>
          <table:table-cell office:value-type="float" office:value="0.000464981271038808" calcext:value-type="float">
            <text:p>0.0004649813</text:p>
          </table:table-cell>
          <table:table-cell office:value-type="float" office:value="0.00559437554880648" calcext:value-type="float">
            <text:p>0.0055943755</text:p>
          </table:table-cell>
          <table:table-cell office:value-type="float" office:value="0.000000546196310250151" calcext:value-type="float">
            <text:p>5.46196310250151E-07</text:p>
          </table:table-cell>
          <table:table-cell office:value-type="float" office:value="-2476.97409251418" calcext:value-type="float">
            <text:p>-2476.9740925142</text:p>
          </table:table-cell>
          <table:table-cell office:value-type="float" office:value="58.8889931561022" calcext:value-type="float">
            <text:p>58.8889931561</text:p>
          </table:table-cell>
          <table:table-cell office:value-type="float" office:value="0.465208230953832" calcext:value-type="float">
            <text:p>0.465208231</text:p>
          </table:table-cell>
          <table:table-cell office:value-type="float" office:value="0" calcext:value-type="float">
            <text:p>0</text:p>
          </table:table-cell>
          <table:table-cell office:value-type="float" office:value="0.0227531555098714" calcext:value-type="float">
            <text:p>0.0227531555</text:p>
          </table:table-cell>
          <table:table-cell office:value-type="float" office:value="0.0276626151830921" calcext:value-type="float">
            <text:p>0.027662615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'8.0267313258036897e-1392'</text:p>
          </table:table-cell>
          <table:table-cell office:value-type="string" calcext:value-type="string">
            <text:p><text:s/>'2.4733133792963722e-1390'</text:p>
          </table:table-cell>
          <table:table-cell office:value-type="float" office:value="-7.91218609311816" calcext:value-type="float">
            <text:p>-7.9121860931</text:p>
          </table:table-cell>
          <table:table-cell office:value-type="float" office:value="0.799971502065477" calcext:value-type="float">
            <text:p>0.7999715021</text:p>
          </table:table-cell>
          <table:table-cell office:value-type="float" office:value="8.29213669124054" calcext:value-type="float">
            <text:p>8.2921366912</text:p>
          </table:table-cell>
          <table:table-cell office:value-type="float" office:value="0.000761868393832043" calcext:value-type="float">
            <text:p>0.0007618684</text:p>
          </table:table-cell>
          <table:table-cell office:value-type="float" office:value="0.0102449376249166" calcext:value-type="float">
            <text:p>0.0102449376</text:p>
          </table:table-cell>
          <table:table-cell office:value-type="float" office:value="0.00000284658912886543" calcext:value-type="float">
            <text:p>2.84658912886543E-06</text:p>
          </table:table-cell>
          <table:table-cell office:value-type="float" office:value="-2181.25092623684" calcext:value-type="float">
            <text:p>-2181.2509262368</text:p>
          </table:table-cell>
          <table:table-cell office:value-type="float" office:value="97.3396216228565" calcext:value-type="float">
            <text:p>97.3396216229</text:p>
          </table:table-cell>
          <table:table-cell office:value-type="float" office:value="0.443332474486769" calcext:value-type="float">
            <text:p>0.4433324745</text:p>
          </table:table-cell>
          <table:table-cell office:value-type="float" office:value="0" calcext:value-type="float">
            <text:p>0</text:p>
          </table:table-cell>
          <table:table-cell office:value-type="float" office:value="0.0264978723209235" calcext:value-type="float">
            <text:p>0.0264978723</text:p>
          </table:table-cell>
          <table:table-cell office:value-type="float" office:value="0.0326898329292677" calcext:value-type="float">
            <text:p>0.03268983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'5.1800811880592039e-1387'</text:p>
          </table:table-cell>
          <table:table-cell office:value-type="string" calcext:value-type="string">
            <text:p><text:s/>'1.5448110781640285e-1385'</text:p>
          </table:table-cell>
          <table:table-cell office:value-type="float" office:value="-7.72885371148024" calcext:value-type="float">
            <text:p>-7.7288537115</text:p>
          </table:table-cell>
          <table:table-cell office:value-type="float" office:value="0.925088445162186" calcext:value-type="float">
            <text:p>0.9250884452</text:p>
          </table:table-cell>
          <table:table-cell office:value-type="float" office:value="8.77289649484081" calcext:value-type="float">
            <text:p>8.7728964948</text:p>
          </table:table-cell>
          <table:table-cell office:value-type="float" office:value="0.000755814707341345" calcext:value-type="float">
            <text:p>0.0007558147</text:p>
          </table:table-cell>
          <table:table-cell office:value-type="float" office:value="0.0109573784154986" calcext:value-type="float">
            <text:p>0.0109573784</text:p>
          </table:table-cell>
          <table:table-cell office:value-type="float" office:value="0.00000346363420833159" calcext:value-type="float">
            <text:p>3.46363420833159E-06</text:p>
          </table:table-cell>
          <table:table-cell office:value-type="float" office:value="-2139.07015036504" calcext:value-type="float">
            <text:p>-2139.070150365</text:p>
          </table:table-cell>
          <table:table-cell office:value-type="float" office:value="103.336320851444" calcext:value-type="float">
            <text:p>103.3363208514</text:p>
          </table:table-cell>
          <table:table-cell office:value-type="float" office:value="0.444166446832496" calcext:value-type="float">
            <text:p>0.4441664468</text:p>
          </table:table-cell>
          <table:table-cell office:value-type="float" office:value="0" calcext:value-type="float">
            <text:p>0</text:p>
          </table:table-cell>
          <table:table-cell office:value-type="float" office:value="0.0272812599269004" calcext:value-type="float">
            <text:p>0.0272812599</text:p>
          </table:table-cell>
          <table:table-cell office:value-type="float" office:value="0.0332870141034677" calcext:value-type="float">
            <text:p>0.0332870141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Sorted by Tr</text:p>
          </table:table-cell>
          <table:table-cell table:number-columns-repeated="1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<text:s/>'9.5795674558806850e-1430'</text:p>
          </table:table-cell>
          <table:table-cell office:value-type="string" calcext:value-type="string">
            <text:p><text:s/>'3.9539171139749067e-1428'</text:p>
          </table:table-cell>
          <table:table-cell office:value-type="float" office:value="-8.98621583776932" calcext:value-type="float">
            <text:p>-8.9862158378</text:p>
          </table:table-cell>
          <table:table-cell office:value-type="float" office:value="0.10171525794608" calcext:value-type="float">
            <text:p>0.1017152579</text:p>
          </table:table-cell>
          <table:table-cell table:style-name="ce1" office:value-type="float" office:value="6.28821848654842" calcext:value-type="float">
            <text:p>6.2882184865</text:p>
          </table:table-cell>
          <table:table-cell office:value-type="float" office:value="0.000242803006769088" calcext:value-type="float">
            <text:p>0.000242803</text:p>
          </table:table-cell>
          <table:table-cell office:value-type="float" office:value="0.0070403074272997" calcext:value-type="float">
            <text:p>0.0070403074</text:p>
          </table:table-cell>
          <table:table-cell office:value-type="float" office:value="0.000000165287495537922" calcext:value-type="float">
            <text:p>1.65287495537922E-07</text:p>
          </table:table-cell>
          <table:table-cell office:value-type="float" office:value="-2397.88102999819" calcext:value-type="float">
            <text:p>-2397.8810299982</text:p>
          </table:table-cell>
          <table:table-cell office:value-type="float" office:value="27.1798460551714" calcext:value-type="float">
            <text:p>27.1798460552</text:p>
          </table:table-cell>
          <table:table-cell table:style-name="ce1" office:value-type="float" office:value="0.443343158314894" calcext:value-type="float">
            <text:p>0.443343158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222305031030536" calcext:value-type="float">
            <text:p>0.0222305031</text:p>
          </table:table-cell>
          <table:table-cell office:value-type="float" office:value="0.0258959835390862" calcext:value-type="float">
            <text:p>0.02589598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'3.1197947302230246e-1406'</text:p>
          </table:table-cell>
          <table:table-cell office:value-type="string" calcext:value-type="string">
            <text:p><text:s/>'1.2480040454086223e-1404'</text:p>
          </table:table-cell>
          <table:table-cell office:value-type="float" office:value="-9.91105357846232" calcext:value-type="float">
            <text:p>-9.9110535785</text:p>
          </table:table-cell>
          <table:table-cell office:value-type="float" office:value="0.276197569083885" calcext:value-type="float">
            <text:p>0.2761975691</text:p>
          </table:table-cell>
          <table:table-cell office:value-type="float" office:value="6.9552627339634" calcext:value-type="float">
            <text:p>6.955262734</text:p>
          </table:table-cell>
          <table:table-cell office:value-type="float" office:value="0.000464981271038808" calcext:value-type="float">
            <text:p>0.0004649813</text:p>
          </table:table-cell>
          <table:table-cell office:value-type="float" office:value="0.00559437554880648" calcext:value-type="float">
            <text:p>0.0055943755</text:p>
          </table:table-cell>
          <table:table-cell office:value-type="float" office:value="0.000000546196310250151" calcext:value-type="float">
            <text:p>5.46196310250151E-07</text:p>
          </table:table-cell>
          <table:table-cell office:value-type="float" office:value="-2476.97409251418" calcext:value-type="float">
            <text:p>-2476.9740925142</text:p>
          </table:table-cell>
          <table:table-cell office:value-type="float" office:value="58.8889931561022" calcext:value-type="float">
            <text:p>58.8889931561</text:p>
          </table:table-cell>
          <table:table-cell office:value-type="float" office:value="0.465208230953832" calcext:value-type="float">
            <text:p>0.465208231</text:p>
          </table:table-cell>
          <table:table-cell office:value-type="float" office:value="0" calcext:value-type="float">
            <text:p>0</text:p>
          </table:table-cell>
          <table:table-cell office:value-type="float" office:value="0.0227531555098714" calcext:value-type="float">
            <text:p>0.0227531555</text:p>
          </table:table-cell>
          <table:table-cell office:value-type="float" office:value="0.0276626151830921" calcext:value-type="float">
            <text:p>0.02766261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'4.1760424663718039e-1426'</text:p>
          </table:table-cell>
          <table:table-cell office:value-type="string" calcext:value-type="string">
            <text:p><text:s/>'1.7241003989888549e-1424'</text:p>
          </table:table-cell>
          <table:table-cell office:value-type="float" office:value="-9.18133603982565" calcext:value-type="float">
            <text:p>-9.1813360398</text:p>
          </table:table-cell>
          <table:table-cell office:value-type="float" office:value="0.120517378397564" calcext:value-type="float">
            <text:p>0.1205173784</text:p>
          </table:table-cell>
          <table:table-cell office:value-type="float" office:value="8.05724930889164" calcext:value-type="float">
            <text:p>8.0572493089</text:p>
          </table:table-cell>
          <table:table-cell office:value-type="float" office:value="0.000379475199527002" calcext:value-type="float">
            <text:p>0.0003794752</text:p>
          </table:table-cell>
          <table:table-cell office:value-type="float" office:value="0.00590616467966277" calcext:value-type="float">
            <text:p>0.0059061647</text:p>
          </table:table-cell>
          <table:table-cell office:value-type="float" office:value="0.00000016513988484741" calcext:value-type="float">
            <text:p>1.6513988484741E-07</text:p>
          </table:table-cell>
          <table:table-cell office:value-type="float" office:value="-2283.6196388886" calcext:value-type="float">
            <text:p>-2283.6196388886</text:p>
          </table:table-cell>
          <table:table-cell office:value-type="float" office:value="32.9632944863017" calcext:value-type="float">
            <text:p>32.9632944863</text:p>
          </table:table-cell>
          <table:table-cell office:value-type="float" office:value="0.444415819628677" calcext:value-type="float">
            <text:p>0.4444158196</text:p>
          </table:table-cell>
          <table:table-cell office:value-type="float" office:value="0" calcext:value-type="float">
            <text:p>0</text:p>
          </table:table-cell>
          <table:table-cell office:value-type="float" office:value="0.0253748292951329" calcext:value-type="float">
            <text:p>0.0253748293</text:p>
          </table:table-cell>
          <table:table-cell office:value-type="float" office:value="0.0312783715218002" calcext:value-type="float">
            <text:p>0.03127837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'8.0267313258036897e-1392'</text:p>
          </table:table-cell>
          <table:table-cell office:value-type="string" calcext:value-type="string">
            <text:p><text:s/>'2.4733133792963722e-1390'</text:p>
          </table:table-cell>
          <table:table-cell office:value-type="float" office:value="-7.91218609311816" calcext:value-type="float">
            <text:p>-7.9121860931</text:p>
          </table:table-cell>
          <table:table-cell office:value-type="float" office:value="0.799971502065477" calcext:value-type="float">
            <text:p>0.7999715021</text:p>
          </table:table-cell>
          <table:table-cell office:value-type="float" office:value="8.29213669124054" calcext:value-type="float">
            <text:p>8.2921366912</text:p>
          </table:table-cell>
          <table:table-cell office:value-type="float" office:value="0.000761868393832043" calcext:value-type="float">
            <text:p>0.0007618684</text:p>
          </table:table-cell>
          <table:table-cell office:value-type="float" office:value="0.0102449376249166" calcext:value-type="float">
            <text:p>0.0102449376</text:p>
          </table:table-cell>
          <table:table-cell office:value-type="float" office:value="0.00000284658912886543" calcext:value-type="float">
            <text:p>2.84658912886543E-06</text:p>
          </table:table-cell>
          <table:table-cell office:value-type="float" office:value="-2181.25092623684" calcext:value-type="float">
            <text:p>-2181.2509262368</text:p>
          </table:table-cell>
          <table:table-cell office:value-type="float" office:value="97.3396216228565" calcext:value-type="float">
            <text:p>97.3396216229</text:p>
          </table:table-cell>
          <table:table-cell office:value-type="float" office:value="0.443332474486769" calcext:value-type="float">
            <text:p>0.4433324745</text:p>
          </table:table-cell>
          <table:table-cell office:value-type="float" office:value="0" calcext:value-type="float">
            <text:p>0</text:p>
          </table:table-cell>
          <table:table-cell office:value-type="float" office:value="0.0264978723209235" calcext:value-type="float">
            <text:p>0.0264978723</text:p>
          </table:table-cell>
          <table:table-cell office:value-type="float" office:value="0.0326898329292677" calcext:value-type="float">
            <text:p>0.03268983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6.5" calcext:value-type="float">
            <text:p>56.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<text:s/>'5.1800811880592039e-1387'</text:p>
          </table:table-cell>
          <table:table-cell office:value-type="string" calcext:value-type="string">
            <text:p><text:s/>'1.5448110781640285e-1385'</text:p>
          </table:table-cell>
          <table:table-cell office:value-type="float" office:value="-7.72885371148024" calcext:value-type="float">
            <text:p>-7.7288537115</text:p>
          </table:table-cell>
          <table:table-cell office:value-type="float" office:value="0.925088445162186" calcext:value-type="float">
            <text:p>0.9250884452</text:p>
          </table:table-cell>
          <table:table-cell office:value-type="float" office:value="8.77289649484081" calcext:value-type="float">
            <text:p>8.7728964948</text:p>
          </table:table-cell>
          <table:table-cell office:value-type="float" office:value="0.000755814707341345" calcext:value-type="float">
            <text:p>0.0007558147</text:p>
          </table:table-cell>
          <table:table-cell office:value-type="float" office:value="0.0109573784154986" calcext:value-type="float">
            <text:p>0.0109573784</text:p>
          </table:table-cell>
          <table:table-cell office:value-type="float" office:value="0.00000346363420833159" calcext:value-type="float">
            <text:p>3.46363420833159E-06</text:p>
          </table:table-cell>
          <table:table-cell office:value-type="float" office:value="-2139.07015036504" calcext:value-type="float">
            <text:p>-2139.070150365</text:p>
          </table:table-cell>
          <table:table-cell office:value-type="float" office:value="103.336320851444" calcext:value-type="float">
            <text:p>103.3363208514</text:p>
          </table:table-cell>
          <table:table-cell office:value-type="float" office:value="0.444166446832496" calcext:value-type="float">
            <text:p>0.4441664468</text:p>
          </table:table-cell>
          <table:table-cell office:value-type="float" office:value="0" calcext:value-type="float">
            <text:p>0</text:p>
          </table:table-cell>
          <table:table-cell office:value-type="float" office:value="0.0272812599269004" calcext:value-type="float">
            <text:p>0.0272812599</text:p>
          </table:table-cell>
          <table:table-cell office:value-type="float" office:value="0.0332870141034677" calcext:value-type="float">
            <text:p>0.0332870141</text:p>
          </table:table-cell>
        </table:table-row>
        <table:table-row table:style-name="ro1" table:number-rows-repeated="12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00:12:48.987186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0:50:04.080646289</meta:creation-date>
    <dc:date>2018-05-31T02:56:35.962224412</dc:date>
    <meta:editing-duration>PT14H28M3S</meta:editing-duration>
    <meta:editing-cycles>10</meta:editing-cycles>
    <meta:generator>LibreOffice/5.1.6.2$Linux_X86_64 LibreOffice_project/10m0$Build-2</meta:generator>
    <meta:document-statistic meta:table-count="6" meta:cell-count="1890" meta:object-count="0"/>
  </office:meta>
</office:document-meta>
</file>